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6pt" fo:font-weight="bold" officeooo:paragraph-rsid="000a0d07" style:font-size-asian="16pt" style:font-weight-asian="bold" style:font-size-complex="16pt" style:font-weight-complex="bold"/>
    </style:style>
    <style:style style:name="P4" style:family="paragraph" style:parent-style-name="Standard">
      <style:text-properties fo:font-size="16pt" fo:font-weight="normal" style:font-size-asian="14pt" style:font-weight-asian="normal" style:font-size-complex="16pt" style:font-weight-complex="normal"/>
    </style:style>
    <style:style style:name="P5" style:family="paragraph" style:parent-style-name="Standard">
      <style:text-properties fo:font-size="15pt" fo:font-weight="normal" style:font-size-asian="15pt" style:font-weight-asian="normal" style:font-size-complex="15pt" style:font-weight-complex="normal"/>
    </style:style>
    <style:style style:name="P6" style:family="paragraph" style:parent-style-name="Standard">
      <style:text-properties fo:font-size="15pt" fo:font-weight="normal" officeooo:paragraph-rsid="000a0d07" style:font-size-asian="15pt" style:font-weight-asian="normal" style:font-size-complex="15pt" style:font-weight-complex="normal"/>
    </style:style>
    <style:style style:name="P7" style:family="paragraph" style:parent-style-name="Standard">
      <style:text-properties fo:font-size="15pt" fo:font-weight="normal" officeooo:rsid="000d6488" officeooo:paragraph-rsid="000d6488" style:font-size-asian="15pt" style:font-weight-asian="normal" style:font-size-complex="15pt" style:font-weight-complex="normal"/>
    </style:style>
    <style:style style:name="P8" style:family="paragraph" style:parent-style-name="Standard">
      <style:text-properties fo:font-size="15pt" fo:font-weight="normal" officeooo:paragraph-rsid="0010cad9" style:font-size-asian="15pt" style:font-weight-asian="normal" style:font-size-complex="15pt" style:font-weight-complex="normal"/>
    </style:style>
    <style:style style:name="P9" style:family="paragraph" style:parent-style-name="Standard">
      <style:text-properties fo:font-size="15pt" fo:font-weight="normal" style:font-size-asian="13.1000003814697pt" style:font-weight-asian="normal" style:font-size-complex="15pt" style:font-weight-complex="normal"/>
    </style:style>
    <style:style style:name="P10" style:family="paragraph" style:parent-style-name="Standard">
      <style:text-properties fo:font-size="15pt" fo:font-weight="normal" officeooo:paragraph-rsid="00176568" style:font-size-asian="13.1000003814697pt" style:font-weight-asian="normal" style:font-size-complex="15pt" style:font-weight-complex="normal"/>
    </style:style>
    <style:style style:name="P11" style:family="paragraph" style:parent-style-name="Standard">
      <style:text-properties fo:font-size="15pt" fo:font-weight="normal" officeooo:paragraph-rsid="0018a93d" style:font-size-asian="13.1000003814697pt" style:font-weight-asian="normal" style:font-size-complex="15pt" style:font-weight-complex="normal"/>
    </style:style>
    <style:style style:name="P12" style:family="paragraph" style:parent-style-name="Standard">
      <style:text-properties fo:font-size="15pt" fo:font-weight="normal" officeooo:paragraph-rsid="001a21ff" style:font-size-asian="13.1000003814697pt" style:font-weight-asian="normal" style:font-size-complex="15pt" style:font-weight-complex="normal"/>
    </style:style>
    <style:style style:name="P13" style:family="paragraph" style:parent-style-name="Standard">
      <style:text-properties fo:font-size="22pt" fo:font-weight="bold" style:font-size-asian="22pt" style:font-weight-asian="bold" style:font-size-complex="22pt" style:font-weight-complex="bold"/>
    </style:style>
    <style:style style:name="P14" style:family="paragraph" style:parent-style-name="Standard">
      <style:text-properties fo:font-size="22pt" fo:font-weight="bold" officeooo:rsid="000d6488" officeooo:paragraph-rsid="000d6488" style:font-size-asian="22pt" style:font-weight-asian="bold" style:font-size-complex="22pt" style:font-weight-complex="bold"/>
    </style:style>
    <style:style style:name="P15" style:family="paragraph" style:parent-style-name="Standard">
      <style:text-properties fo:font-size="22pt" fo:font-weight="bold" officeooo:rsid="0010cad9" officeooo:paragraph-rsid="0010cad9" style:font-size-asian="22pt" style:font-weight-asian="bold" style:font-size-complex="22pt" style:font-weight-complex="bold"/>
    </style:style>
    <style:style style:name="P16" style:family="paragraph" style:parent-style-name="Standard">
      <style:text-properties fo:font-size="22pt" fo:font-weight="bold" officeooo:paragraph-rsid="0018a93d" style:font-size-asian="22pt" style:font-weight-asian="bold" style:font-size-complex="22pt" style:font-weight-complex="bold"/>
    </style:style>
    <style:style style:name="P17" style:family="paragraph" style:parent-style-name="Standard">
      <style:text-properties fo:font-size="22pt" fo:font-weight="bold" officeooo:paragraph-rsid="001a21ff" style:font-size-asian="22pt" style:font-weight-asian="bold" style:font-size-complex="22pt" style:font-weight-complex="bold"/>
    </style:style>
    <style:style style:name="P18" style:family="paragraph" style:parent-style-name="Standard">
      <style:text-properties fo:font-size="22pt" style:font-size-asian="22pt" style:font-size-complex="22pt"/>
    </style:style>
    <style:style style:name="P19" style:family="paragraph" style:parent-style-name="Standard">
      <style:text-properti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officeooo:rsid="000ed517"/>
    </style:style>
    <style:style style:name="T3" style:family="text">
      <style:text-properties officeooo:rsid="0010cad9"/>
    </style:style>
    <style:style style:name="T4" style:family="text">
      <style:text-properties fo:font-size="22pt" fo:font-weight="bold" style:font-size-asian="22pt" style:font-weight-asian="bold" style:font-size-complex="22pt" style:font-weight-complex="bold"/>
    </style:style>
    <style:style style:name="T5" style:family="text">
      <style:text-properties fo:font-size="13pt" style:font-size-asian="13pt" style:font-size-complex="13pt"/>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 Что такое IDE?</text:p>
      <text:p text:style-name="P1">IDE расшифровывается как "Integrated Development Environment" (Интегрированная среда разработки). Это программное обеспечение, предоставляющее инструменты и функции, упрощающие процесс создания, редактирования, тестирования и отладки программного кода. IDE предоставляет разработчикам удобный и единый интерфейс для работы с различными аспектами разработки программного обеспечения.</text:p>
      <text:p text:style-name="P1"/>
      <text:p text:style-name="P1">Основные компоненты и функции IDE включают в себя:</text:p>
      <text:p text:style-name="P1"/>
      <text:p text:style-name="P1">1. **Текстовый редактор:** Для написания и редактирования исходного кода.</text:p>
      <text:p text:style-name="P1"/>
      <text:p text:style-name="P1">2. **Компилятор/Интерпретатор:** Для преобразования исходного кода в исполняемый код или его выполнения на интерпретируемых языках.</text:p>
      <text:p text:style-name="P1"/>
      <text:p text:style-name="P1">3. **Отладчик:** Позволяет разработчикам находить и исправлять ошибки в коде.</text:p>
      <text:p text:style-name="P1"/>
      <text:p text:style-name="P1">4. **Контроль версий:** Интеграция с системами управления версиями для отслеживания изменений в коде.</text:p>
      <text:p text:style-name="P1"/>
      <text:p text:style-name="P1">5. **Средства профилирования:** Для анализа производительности программы.</text:p>
      <text:p text:style-name="P1"/>
      <text:p text:style-name="P1">6. **Дизайнер интерфейса:** Для создания графических пользовательских интерфейсов.</text:p>
      <text:p text:style-name="P1"/>
      <text:p text:style-name="P1">7. **Средства автоматической сборки:** Для автоматизации процесса сборки проекта.</text:p>
      <text:p text:style-name="P1"/>
      <text:p text:style-name="P1">Популярные IDE включают в себя Visual Studio, IntelliJ IDEA, Eclipse, PyCharm, Xcode и другие. Каждая IDE ориентирована на определенные языки программирования и предоставляет инструменты, оптимизированные для эффективной работы с соответствующим стеком технологий.</text:p>
      <text:p text:style-name="Standard"/>
      <text:p text:style-name="P18"><text:soft-page-break/><text:span text:style-name="T1">2. Что такое компилятор, какие этапы компиляции вы знаете?</text:span></text:p>
      <text:p text:style-name="P5">Компилятор - это программа, которая преобразует исходный код программы, написанный на одном языке программирования, в эквивалентный машинный код или язык ассемблера. Этот процесс называется компиляцией, и он позволяет компьютеру выполнить программу.</text:p>
      <text:p text:style-name="P5"/>
      <text:p text:style-name="P5">Этапы компиляции обычно включают следующие этапы:</text:p>
      <text:p text:style-name="P5">1. **Лексический анализ (сканирование):**</text:p>
      <text:p text:style-name="P5"><text:s text:c="3"/>- Лексический анализатор разбивает исходный код на токены, такие как ключевые слова, идентификаторы, операторы и числа. Токены представляют собой минимальные синтаксические единицы.</text:p>
      <text:p text:style-name="P5">2. **Синтаксический анализ:**</text:p>
      <text:p text:style-name="P5"><text:s text:c="3"/>- Синтаксический анализатор проверяет структуру программы с использованием грамматики языка программирования. Он создает синтаксическое дерево, представляющее структуру программы.</text:p>
      <text:p text:style-name="P5">3. **Семантический анализ:**</text:p>
      <text:p text:style-name="P5"><text:s text:c="3"/>- На этом этапе проверяется смысловая корректность программы. Это включает в себя проверку типов данных, правильности использования переменных и другие аспекты семантики языка.</text:p>
      <text:p text:style-name="P5">4. **Генерация промежуточного кода:**</text:p>
      <text:p text:style-name="P5"><text:s text:c="3"/>- Компилятор создает промежуточное представление программы, которое может быть близким к машинному коду или языку ассемблера. Промежуточный код обычно более абстрактен и удобен для оптимизации.</text:p>
      <text:p text:style-name="P5">5. **Оптимизация кода:**</text:p>
      <text:p text:style-name="P5"><text:s text:c="3"/>- На этом этапе компилятор пытается улучшить производительность программы, проводя различные оптимизации. Это может включать в себя удаление избыточных инструкций, улучшение распределения ресурсов и другие трансформации кода.</text:p>
      <text:p text:style-name="P5">6. **Генерация кода:**</text:p>
      <text:p text:style-name="P5"><text:s text:c="3"/>- На основе промежуточного кода компилятор создает машинный код или код на языке ассемблера, который может быть выполнен целевой аппаратурой.</text:p>
      <text:p text:style-name="P5">7. **Линковка (если необходимо):**</text:p>
      <text:p text:style-name="P5"><text:s text:c="3"/>- В случае создания нескольких объектных файлов или библиотек, линкер объединяет их в единый исполняемый файл.</text:p>
      <text:p text:style-name="P5"/>
      <text:p text:style-name="P5">Каждый этап компиляции важен для успешного создания исполняемого файла, который может быть запущен на целевой платформе.</text:p>
      <text:p text:style-name="P5"/>
      <text:p text:style-name="P13"><text:soft-page-break/>3. Сколько памяти занимает тип bool? Почему?</text:p>
      <text:p text:style-name="P5"/>
      <text:p text:style-name="P5">В C++, размер типа `bool` не строго определен стандартом языка и может варьироваться в зависимости от компилятора и настроек компиляции. Однако стандарт C++ не разрешает использование меньше одного байта для представления значения типа `bool`.</text:p>
      <text:p text:style-name="P5"/>
      <text:p text:style-name="P5">На практике большинство компиляторов использует 1 байт (8 бит) для представления типа `bool`, что позволяет представить два возможных значения: `true` (истина) и `false` (ложь). Размер в 1 байт обеспечивает минимальную единицу адресуемой памяти в системах, с которыми обычно работает C++.</text:p>
      <text:p text:style-name="P5"/>
      <text:p text:style-name="P13">4. Сколько памяти занимает тип unsigned?</text:p>
      <text:p text:style-name="P2"/>
      <text:p text:style-name="P5">Тип `unsigned` сам по себе в языке C++ не представляет конкретного размера в памяти, так как он зависит от конкретной реализации компилятора и платформы. Тип `unsigned` обычно используется в комбинации с другими типами данных, такими как `int` или `short`, для представления целых чисел без знака.</text:p>
      <text:p text:style-name="P5"/>
      <text:p text:style-name="P5">Размер `unsigned` в байтах зависит от размера базового типа, с которым он используется. Например:</text:p>
      <text:p text:style-name="P5"/>
      <text:p text:style-name="P5">- `unsigned int` занимает обычно 4 байта (32 бита) на многих платформах.</text:p>
      <text:p text:style-name="P5">- `unsigned short` обычно занимает 2 байта (16 бит).</text:p>
      <text:p text:style-name="P5">- `unsigned long` может занимать 4 байта на 32-битных платформах и 8 байт на 64-битных платформах.</text:p>
      <text:p text:style-name="P5">- `unsigned long long` используется для представления больших целых чисел без знака и может занимать 8 байт или более в зависимости от платформы.</text:p>
      <text:p text:style-name="P5"/>
      <text:p text:style-name="P2"/>
      <text:p text:style-name="P13"/>
      <text:p text:style-name="P13"/>
      <text:p text:style-name="P13"/>
      <text:p text:style-name="P13"/>
      <text:p text:style-name="P13"><text:soft-page-break/>5. Какая точность типов float и double? С чем она связана?</text:p>
      <text:p text:style-name="P2"/>
      <text:p text:style-name="P6">Точность типов `float` и `double` в языке программирования C++ связана с их представлением чисел с плавающей точкой в памяти компьютера и зависит от стандарта языка и характеристик компьютерной аппаратуры.</text:p>
      <text:p text:style-name="P6"/>
      <text:p text:style-name="P6">1. **Тип float:**</text:p>
      <text:p text:style-name="P6"><text:s text:c="3"/>- Обычно представляет одинарную точность и занимает 4 байта (32 бита). Это позволяет представить числа с плавающей точкой с точностью примерно до 7 десятичных цифр.</text:p>
      <text:p text:style-name="P6"/>
      <text:p text:style-name="P6">2. **Тип double:**</text:p>
      <text:p text:style-name="P6"><text:s text:c="3"/>- Представляет двойную точность и обычно занимает 8 байт (64 бита). Это позволяет представить числа с плавающей точкой с более высокой точностью, примерно до 15-16 десятичных цифр.</text:p>
      <text:p text:style-name="P6"/>
      <text:p text:style-name="P6">Точность чисел с плавающей точкой ограничена из-за ограниченного количества бит, выделенных для представления мантиссы, экспоненты и знака. Внутреннее представление чисел с плавающей точкой включает в себя мантиссу (значащие биты), экспоненту (определяющую порядок числа) и знак (положительное или отрицательное).</text:p>
      <text:p text:style-name="P6"/>
      <text:p text:style-name="P6">Это ограничение на точность приводит к потере точности при выполнении операций с числами, особенно при большом масштабе или при вычитании близких значений.</text:p>
      <text:p text:style-name="P6"/>
      <text:p text:style-name="P6">Если вы требуете более высокой точности, например, в научных вычислениях, вы можете воспользоваться типами данных с плавающей точкой более высокой точности, такими как `long double`, хотя их поддержка может варьироваться в зависимости от компилятора и аппаратной платформы.</text:p>
      <text:p text:style-name="P3"/>
      <text:p text:style-name="P13"/>
      <text:p text:style-name="P13"/>
      <text:p text:style-name="P13"/>
      <text:p text:style-name="P13"/>
      <text:p text:style-name="P13"/>
      <text:p text:style-name="P13"><text:soft-page-break/>6. Что такое компьютерный ноль?</text:p>
      <text:p text:style-name="P2"/>
      <text:p text:style-name="P5">Выражение "компьютерный ноль" может быть использовано в разных контекстах и иметь разные значения. Вот несколько возможных интерпретаций:</text:p>
      <text:p text:style-name="P5"/>
      <text:p text:style-name="P5">1. **Ноль в битах:**</text:p>
      <text:p text:style-name="P5"><text:s text:c="3"/>- В цифровых системах исчисления, таких как двоичная система, "компьютерный ноль" может означать отсутствие каких-либо установленных битов в двоичном представлении числа. Например, восьмибитное двоичное число 00000000 представляет собой ноль.</text:p>
      <text:p text:style-name="P5"/>
      <text:p text:style-name="P5">2. **Значение переменной или счетчика:**</text:p>
      <text:p text:style-name="P5"><text:s text:c="3"/>- В программировании "компьютерный ноль" может относиться к значению переменной или счетчика, которое равно нулю. Например, если переменная `x` установлена в ноль (`x = 0`), то это может называться "компьютерным нулем".</text:p>
      <text:p text:style-name="P5"/>
      <text:p text:style-name="P5">3. **Специальные случаи или начальные значения:**</text:p>
      <text:p text:style-name="P5"><text:s text:c="3"/>- В определенных областях "компьютерный ноль" может относиться к специальным случаям, когда какой-то параметр или переменная устанавливаются в нулевое значение для начала процесса или установки начальных условий.</text:p>
      <text:p text:style-name="P5"/>
      <text:p text:style-name="P5">В большинстве случаев, когда говорят о "компьютерном нуле", имеют в виду значение, равное нулю в контексте программирования или представления чисел в компьютерной системе.</text:p>
      <text:p text:style-name="P2"/>
      <text:p text:style-name="P2"/>
      <text:p text:style-name="P13"/>
      <text:p text:style-name="P13"/>
      <text:p text:style-name="P13"/>
      <text:p text:style-name="P13"/>
      <text:p text:style-name="P13"/>
      <text:p text:style-name="P13"/>
      <text:p text:style-name="P13"/>
      <text:p text:style-name="P13"/>
      <text:p text:style-name="P13"><text:soft-page-break/>7. Что такое переменная?</text:p>
      <text:p text:style-name="P13"/>
      <text:p text:style-name="P5">Переменная в программировании - это именованная область памяти, которая хранит значение определенного типа данных. Имя переменной используется для обращения к этой области памяти и получения или изменения хранящегося в ней значения. В языке C++ переменные должны быть объявлены с указанием их типа данных.</text:p>
      <text:p text:style-name="P5"/>
      <text:p text:style-name="P5">Пример объявления переменной в C++:</text:p>
      <text:p text:style-name="P5"/>
      <text:p text:style-name="P5">```cpp</text:p>
      <text:p text:style-name="P5">int myVariable; // Объявление переменной типа int с именем myVariable</text:p>
      <text:p text:style-name="P5">```</text:p>
      <text:p text:style-name="P5"/>
      <text:p text:style-name="P5">В данном примере:</text:p>
      <text:p text:style-name="P5">- `int` - тип данных (целочисленный),</text:p>
      <text:p text:style-name="P5">- `myVariable` - имя переменной.</text:p>
      <text:p text:style-name="P5"/>
      <text:p text:style-name="P5">Переменные могут быть использованы для хранения различных данных, таких как числа, символы, строки, объекты и т.д. Значение переменной может быть присвоено при объявлении или позже в коде:</text:p>
      <text:p text:style-name="P5"/>
      <text:p text:style-name="P5">```cpp</text:p>
      <text:p text:style-name="P5">int myVariable = 42; // Объявление и инициализация переменной</text:p>
      <text:p text:style-name="P5">```</text:p>
      <text:p text:style-name="P5"/>
      <text:p text:style-name="P5">Переменные могут менять свое значение в течение выполнения программы, и их использование позволяет более гибко управлять данными и выполнять различные вычисления.</text:p>
      <text:p text:style-name="P13"/>
      <text:p text:style-name="P13"/>
      <text:p text:style-name="P13"/>
      <text:p text:style-name="P13"/>
      <text:p text:style-name="P13"/>
      <text:p text:style-name="P13"/>
      <text:p text:style-name="P13"/>
      <text:p text:style-name="P13"><text:soft-page-break/>8. Как правильно сравнивать два числа типа double?</text:p>
      <text:p text:style-name="P4">При сравнении двух чисел типа `double` важно учитывать особенности представления чисел с плавающей запятой. Из-за ограниченной точности представления вещественных чисел в компьютере, использование операторов сравнения типа `==` может привести к непредсказуемым результатам из-за ошибок округления.</text:p>
      <text:p text:style-name="P4"/>
      <text:p text:style-name="P4">Вместо этого, рекомендуется использовать некоторую небольшую дельту (эпсилон) при сравнении чисел с плавающей запятой. Это позволяет учесть погрешности округления. Например, вы можете использовать следующий подход:</text:p>
      <text:p text:style-name="P4"/>
      <text:p text:style-name="P4">```cpp</text:p>
      <text:p text:style-name="P4">#include &lt;cmath&gt;</text:p>
      <text:p text:style-name="P4"/>
      <text:p text:style-name="P4">bool areEqual(double a, double b, double epsilon = 1e-10) {</text:p>
      <text:p text:style-name="P4"><text:s text:c="4"/>return std::abs(a - b) &lt; epsilon;</text:p>
      <text:p text:style-name="P4">}</text:p>
      <text:p text:style-name="P4">```</text:p>
      <text:p text:style-name="P4"/>
      <text:p text:style-name="P4">Этот код сравнивает два числа `a` и `b`, считая их равными, если абсолютная разница между ними меньше заданного значения `epsilon`.</text:p>
      <text:p text:style-name="P13"/>
      <text:p text:style-name="P13"/>
      <text:p text:style-name="P13"/>
      <text:p text:style-name="P13"/>
      <text:p text:style-name="P13"/>
      <text:p text:style-name="P13"/>
      <text:p text:style-name="P13"/>
      <text:p text:style-name="P13"/>
      <text:p text:style-name="P13"/>
      <text:p text:style-name="P13"/>
      <text:p text:style-name="P13"><text:soft-page-break/>9. Как называется область памяти, где выделяется место под</text:p>
      <text:p text:style-name="P13">переменную, определенную как int x;?</text:p>
      <text:p text:style-name="P13"/>
      <text:p text:style-name="P9">Область памяти, где выделяется место для переменной, определенной как `int x;`, называется стеком (stack). В языках программирования, таких как C и C++, локальные переменные, такие как `x` в данном случае, обычно хранятся в стеке.</text:p>
      <text:p text:style-name="P9"/>
      <text:p text:style-name="P9">Стек - это область памяти, в которой поддерживается структура данных Last-In-First-Out (LIFO), что означает, что последний размещенный в стеке элемент будет первым, который извлечен. При вызове функции в стек помещаются локальные переменные и данные функции, и когда функция завершает свое выполнение, эти данные извлекаются из стека.</text:p>
      <text:p text:style-name="P9"/>
      <text:p text:style-name="P9">Для переменных типа `int` в стеке выделяется фиксированное количество байтов, которое зависит от архитектуры компьютера и компилятора. Обычно для типа `int` выделяется 4 байта в 32-битных системах и 8 байт в 64-битных системах.</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10.Что такое директива препроцессора? Приведите пример.</text:p>
      <text:p text:style-name="P13"/>
      <text:p text:style-name="P5">Директивы препроцессора - это инструкции, которые обрабатываются препроцессором во время компиляции программы. Они начинаются с символа `#` и обычно используются для включения файлов, определения макросов и условной компиляции.</text:p>
      <text:p text:style-name="P5"/>
      <text:p text:style-name="P5">Пример директивы препроцессора:</text:p>
      <text:p text:style-name="P5"/>
      <text:p text:style-name="P5">```cpp</text:p>
      <text:p text:style-name="P5">#include &lt;iostream&gt;</text:p>
      <text:p text:style-name="P5"/>
      <text:p text:style-name="P5">int main() {</text:p>
      <text:p text:style-name="P5"><text:s text:c="4"/>std::cout &lt;&lt; "Hello, World!" &lt;&lt; std::endl;</text:p>
      <text:p text:style-name="P5"/>
      <text:p text:style-name="P5"><text:s text:c="4"/>return 0;</text:p>
      <text:p text:style-name="P5">}</text:p>
      <text:p text:style-name="P5">```</text:p>
      <text:p text:style-name="P5"/>
      <text:p text:style-name="P5">В данном случае, `#include &lt;iostream&gt;` - это директива препроцессора, которая говорит компилятору включить содержимое файла `&lt;iostream&gt;` в место, где находится эта директива. В данном конкретном примере, файл `&lt;iostream&gt;` содержит необходимые объявления для ввода-вывода в стандартный поток (например, `std::cout`). Это позволяет вам использовать функциональность из библиотеки iostream в вашей программе.</text:p>
      <text:p text:style-name="P13"/>
      <text:p text:style-name="P13"/>
      <text:p text:style-name="P13"/>
      <text:p text:style-name="P13"/>
      <text:p text:style-name="P13"/>
      <text:p text:style-name="P13"/>
      <text:p text:style-name="P13"/>
      <text:p text:style-name="P13"/>
      <text:p text:style-name="P13"/>
      <text:p text:style-name="P13"/>
      <text:p text:style-name="P13"><text:soft-page-break/>11.Что обозначает оператор ^ в C++?</text:p>
      <text:p text:style-name="P13"/>
      <text:p text:style-name="P5">В C++, оператор `^` используется для выполнения побитового исключающего ИЛИ (XOR) между двумя операндами. Побитовое исключающее ИЛИ возвращает единицу (1) в бите результата только в том случае, если соответствующие биты операндов различны.</text:p>
      <text:p text:style-name="P5"/>
      <text:p text:style-name="P5">Пример:</text:p>
      <text:p text:style-name="P5"/>
      <text:p text:style-name="P5">```cpp</text:p>
      <text:p text:style-name="P5">#include &lt;iostream&gt;</text:p>
      <text:p text:style-name="P5"/>
      <text:p text:style-name="P5">int main() {</text:p>
      <text:p text:style-name="P5"><text:s text:c="4"/>int a = 5; <text:s text:c="2"/>// бинарное представление: 0101</text:p>
      <text:p text:style-name="P5"><text:s text:c="4"/>int b = 3; <text:s text:c="2"/>// бинарное представление: 0011</text:p>
      <text:p text:style-name="P5"/>
      <text:p text:style-name="P5"><text:s text:c="4"/>int result = a ^ b; // побитовое XOR</text:p>
      <text:p text:style-name="P5"/>
      <text:p text:style-name="P5"><text:s text:c="4"/>std::cout &lt;&lt; result &lt;&lt; std::endl; // выводит 6, так как 0101 XOR 0011 = 0110</text:p>
      <text:p text:style-name="P5"/>
      <text:p text:style-name="P5"><text:s text:c="4"/>return 0;</text:p>
      <text:p text:style-name="P5">}</text:p>
      <text:p text:style-name="P5">```</text:p>
      <text:p text:style-name="P5"/>
      <text:p text:style-name="P5">В этом примере `a ^ b` приводит к побитовому исключающему ИЛИ между `a` и `b`, и результат сохраняется в переменной `result`. Если соответствующие биты в `a` и `b` различны, то соответствующий бит в `result` будет равен 1, в противном случае - 0. В данном случае, `5 ^ 3` приводит к результату `6`.</text:p>
      <text:p text:style-name="P13"/>
      <text:p text:style-name="P13"/>
      <text:p text:style-name="P13"/>
      <text:p text:style-name="P13"/>
      <text:p text:style-name="P13"/>
      <text:p text:style-name="P13"/>
      <text:p text:style-name="P13"/>
      <text:p text:style-name="P14"><text:soft-page-break/>11.доп </text:p>
      <text:p text:style-name="P7">В языке программирования C и его производных, таких как C++, используются битовые операции и операторы для манипуляций с битами в целочисленных переменных. Вот несколько основных битовых операций и операторов в языке C:</text:p>
      <text:p text:style-name="P7"/>
      <text:p text:style-name="P7">### Битовые операции:</text:p>
      <text:p text:style-name="P7"/>
      <text:p text:style-name="P7">1. **Побитовое И (`&amp;`):**</text:p>
      <text:p text:style-name="P7"><text:s text:c="3"/>- Производит побитовую конъюнкцию двух операндов.</text:p>
      <text:p text:style-name="P7"><text:s text:c="3"/>```c</text:p>
      <text:p text:style-name="P7"><text:s text:c="3"/>int result = a &amp; b;</text:p>
      <text:p text:style-name="P7"><text:s text:c="3"/>```</text:p>
      <text:p text:style-name="P7"/>
      <text:p text:style-name="P7">2. **Побитовое ИЛИ (`|`):**</text:p>
      <text:p text:style-name="P7"><text:s text:c="3"/>- Производит побитовую дизъюнкцию двух операндов.</text:p>
      <text:p text:style-name="P7"><text:s text:c="3"/>```c</text:p>
      <text:p text:style-name="P7"><text:s text:c="3"/>int result = a | b;</text:p>
      <text:p text:style-name="P7"><text:s text:c="3"/>```</text:p>
      <text:p text:style-name="P7"/>
      <text:p text:style-name="P7">3. **Побитовое Исключающее ИЛИ (`^`):**</text:p>
      <text:p text:style-name="P7"><text:s text:c="3"/>- Производит побитовое исключающее ИЛИ двух операндов.</text:p>
      <text:p text:style-name="P7"><text:s text:c="3"/>```c</text:p>
      <text:p text:style-name="P7"><text:s text:c="3"/>int result = a ^ b;</text:p>
      <text:p text:style-name="P7"><text:s text:c="3"/>```</text:p>
      <text:p text:style-name="P7"/>
      <text:p text:style-name="P7">4. **Побитовый сдвиг влево (`&lt;&lt;`):**</text:p>
      <text:p text:style-name="P7"><text:s text:c="3"/>- Сдвигает биты влево на указанное количество позиций.</text:p>
      <text:p text:style-name="P7"><text:s text:c="3"/>```c</text:p>
      <text:p text:style-name="P7"><text:s text:c="3"/>int result = a &lt;&lt; n;</text:p>
      <text:p text:style-name="P7"><text:s text:c="3"/>```</text:p>
      <text:p text:style-name="P7"/>
      <text:p text:style-name="P7">5. **Побитовый сдвиг вправо (`&gt;&gt;`):**</text:p>
      <text:p text:style-name="P7"><text:s text:c="3"/>- Сдвигает биты вправо на указанное количество позиций.</text:p>
      <text:p text:style-name="P7"><text:s text:c="3"/>```c</text:p>
      <text:p text:style-name="P7"><text:s text:c="3"/>int result = a &gt;&gt; n;</text:p>
      <text:p text:style-name="P7"><text:s text:c="3"/>```</text:p>
      <text:p text:style-name="P7"/>
      <text:p text:style-name="P7"/>
      <text:p text:style-name="P7"/>
      <text:p text:style-name="P7"/>
      <text:p text:style-name="P7"><text:soft-page-break/></text:p>
      <text:p text:style-name="P13">12.Что такое битовая инверсия?</text:p>
      <text:p text:style-name="P13"/>
      <text:p text:style-name="P5">Битовая инверсия (или битовое отрицание) — это операция, при которой каждый бит в бинарном представлении числа меняет своё значение на противоположное. Если бит равен 0, то после инверсии он становится 1, и наоборот.</text:p>
      <text:p text:style-name="P5"/>
      <text:p text:style-name="P5">В C++ для выполнения битовой инверсии используется оператор `~`. Вот пример:</text:p>
      <text:p text:style-name="P5"/>
      <text:p text:style-name="P5">```cpp</text:p>
      <text:p text:style-name="P5">#include &lt;iostream&gt;</text:p>
      <text:p text:style-name="P5"/>
      <text:p text:style-name="P5">int main() {</text:p>
      <text:p text:style-name="P5"><text:s text:c="4"/>int a = 5; // бинарное представление: 0000 0101</text:p>
      <text:p text:style-name="P5"/>
      <text:p text:style-name="P5"><text:s text:c="4"/>int result = ~a; // битовая инверсия</text:p>
      <text:p text:style-name="P5"/>
      <text:p text:style-name="P5"><text:s text:c="4"/>std::cout &lt;&lt; result &lt;&lt; std::endl; // выводит -6 (в зависимости от размера int)</text:p>
      <text:p text:style-name="P5"/>
      <text:p text:style-name="P5"><text:s text:c="4"/>return 0;</text:p>
      <text:p text:style-name="P5">}</text:p>
      <text:p text:style-name="P5">```</text:p>
      <text:p text:style-name="P5"/>
      <text:p text:style-name="P5">В данном примере, если `a` имеет бинарное представление `0000 0101`, то результат инверсии будет `1111 1010` в двоичной системе. Обратите внимание, что результат зависит от размера типа данных (`int` в данном случае). Если бы `a` было типа `unsigned int`, результат был бы положительным числом.</text:p>
      <text:p text:style-name="P5"/>
      <text:p text:style-name="P5">Битовая инверсия может быть полезна, например, при создании битовых масок или при изменении состояния флагов в определенных битах переменной.</text:p>
      <text:p text:style-name="P5"/>
      <text:p text:style-name="P13"/>
      <text:p text:style-name="P13"/>
      <text:p text:style-name="P13"/>
      <text:p text:style-name="P13"><text:soft-page-break/>13.Перечислите условные операторы в С++?</text:p>
      <text:p text:style-name="P5"/>
      <text:p text:style-name="P5"><text:span text:style-name="T2">1</text:span>. **if-else if-else:**</text:p>
      <text:p text:style-name="P5"><text:s text:c="3"/>- Позволяет проверять несколько условий последовательно и выполнять соответствующий блок кода первого истинного условия.</text:p>
      <text:p text:style-name="P5"/>
      <text:p text:style-name="P5"><text:span text:style-name="T3">2</text:span>. **Тернарный оператор (?):**</text:p>
      <text:p text:style-name="P5"><text:s text:c="3"/>- Представляет собой сокращенную форму записи условия if-else. Используется для присвоения значения переменной в зависимости от условия.</text:p>
      <text:p text:style-name="P5"/>
      <text:p text:style-name="P5"><text:s/><text:span text:style-name="T5"><text:s text:c="3"/>```cpp</text:span></text:p>
      <text:p text:style-name="P19"><text:s text:c="4"/>переменная = (условие) ? значение_если_истинно : значение_если_ложно;</text:p>
      <text:p text:style-name="P19"><text:s text:c="4"/>```</text:p>
      <text:p text:style-name="P5"/>
      <text:p text:style-name="P5"><text:span text:style-name="T3">3</text:span>. **switch:**</text:p>
      <text:p text:style-name="P5"><text:s text:c="3"/>- Позволяет выбирать один из нескольких вариантов выполнения кода в зависимости от значения выражения.</text:p>
      <text:p text:style-name="P5"/>
      <text:p text:style-name="P5"><text:s text:c="4"/><text:span text:style-name="T5">```cpp</text:span></text:p>
      <text:p text:style-name="P19"><text:s text:c="4"/>switch (выражение) {</text:p>
      <text:p text:style-name="P19"><text:s text:c="8"/>case значение1:</text:p>
      <text:p text:style-name="P19"><text:s text:c="12"/>// код, который выполняется при соответствии значению1</text:p>
      <text:p text:style-name="P19"><text:s text:c="12"/>break;</text:p>
      <text:p text:style-name="P19"><text:s text:c="8"/>case значение2:</text:p>
      <text:p text:style-name="P19"><text:s text:c="12"/>// код, который выполняется при соответствии значению2</text:p>
      <text:p text:style-name="P19"><text:s text:c="12"/>break;</text:p>
      <text:p text:style-name="P19"><text:s text:c="8"/>// ...</text:p>
      <text:p text:style-name="P19"><text:s text:c="8"/>default:</text:p>
      <text:p text:style-name="P19"><text:s text:c="12"/>// код, который выполняется, если ни одно из значений не соответствует</text:p>
      <text:p text:style-name="P19"><text:s text:c="4"/>}</text:p>
      <text:p text:style-name="P19"><text:s text:c="4"/>```</text:p>
      <text:p text:style-name="P13"/>
      <text:p text:style-name="P13">14.Перечислите виды циклов в С++?</text:p>
      <text:p text:style-name="P8"/>
      <text:p text:style-name="P8"><text:span text:style-name="T3">for, while</text:span></text:p>
      <text:p text:style-name="P15"/>
      <text:p text:style-name="P13"/>
      <text:p text:style-name="P13"/>
      <text:p text:style-name="P13"><text:soft-page-break/>15.Что такое пространство имен и для чего используется?</text:p>
      <text:p text:style-name="P13"/>
      <text:p text:style-name="P5">Пространство имен (namespace) в C++ представляет собой механизм, который позволяет группировать имена (переменные, функции, классы и т.д.) в отдельные области. Он используется для избежания конфликтов имен между различными частями программы, а также для структурирования кода.</text:p>
      <text:p text:style-name="P5"/>
      <text:p text:style-name="P5">Пространства имен предоставляют следующие преимущества:</text:p>
      <text:p text:style-name="P5"/>
      <text:p text:style-name="P5">1. **Избежание конфликтов имен:** Если две части программы (или библиотеки) используют одинаковые имена, это может привести к конфликтам. Пространства имен позволяют создавать отдельные области с уникальными именами.</text:p>
      <text:p text:style-name="P5"/>
      <text:p text:style-name="P5">2. **Структурирование кода:** Пространства имен помогают организовывать код, делая его более читаемым и поддерживаемым. Они позволяют группировать связанные сущности внутри определенной области.</text:p>
      <text:p text:style-name="P5"/>
      <text:p text:style-name="P5">3. **Предотвращение загрязнения глобального пространства имен:** Использование пространств имен позволяет изолировать переменные и функции от глобального пространства имен, что может быть полезным для поддержки чистого и упорядоченного кода.</text:p>
      <text:p text:style-name="P5"/>
      <text:p text:style-name="P5">Пример использования пространства имен:</text:p>
      <text:p text:style-name="P5"/>
      <text:p text:style-name="P5">```cpp</text:p>
      <text:p text:style-name="P5">// Пространство имен для математических операций</text:p>
      <text:p text:style-name="P5">namespace Math {</text:p>
      <text:p text:style-name="P5"><text:s text:c="4"/>int add(int a, int b) {</text:p>
      <text:p text:style-name="P5"><text:s text:c="8"/>return a + b;</text:p>
      <text:p text:style-name="P5"><text:s text:c="4"/>}</text:p>
      <text:p text:style-name="P5"/>
      <text:p text:style-name="P5"><text:s text:c="4"/>int subtract(int a, int b) {</text:p>
      <text:p text:style-name="P5"><text:s text:c="8"/>return a - b;</text:p>
      <text:p text:style-name="P5">}</text:p>
      <text:p text:style-name="P5">```</text:p>
      <text:p text:style-name="P5"/>
      <text:p text:style-name="P5"><text:soft-page-break/>Это пространство имен `Math` содержит функции `add` и `subtract`. После этого, если в другом месте программы есть другое пространство имен или глобальное пространство, конфликт имен будет избежан:</text:p>
      <text:p text:style-name="P5"/>
      <text:p text:style-name="P5">```cpp</text:p>
      <text:p text:style-name="P5">#include &lt;iostream&gt;</text:p>
      <text:p text:style-name="P5">using namespace Math; // Используем пространство имен Math</text:p>
      <text:p text:style-name="P5"/>
      <text:p text:style-name="P5">int main() {</text:p>
      <text:p text:style-name="P5"><text:s text:c="4"/>std::cout &lt;&lt; add(5, 3) &lt;&lt; std::endl; <text:s text:c="5"/>// Используем функцию add из пространства имен Math</text:p>
      <text:p text:style-name="P5"><text:s text:c="4"/>std::cout &lt;&lt; subtract(10, 4) &lt;&lt; std::endl; // Используем функцию subtract из пространства имен Math</text:p>
      <text:p text:style-name="P5"/>
      <text:p text:style-name="P5"><text:s text:c="4"/>return 0;</text:p>
      <text:p text:style-name="P5">}</text:p>
      <text:p text:style-name="P5">```</text:p>
      <text:p text:style-name="P5"/>
      <text:p text:style-name="P5">Пространства имен являются важным инструментом для управления именами в больших проектах и для обеспечения модульности и разделения кода на логические блоки.</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16.Что такое локальная и глобальная область видимости? Пример.</text:p>
      <text:p text:style-name="P13"/>
      <text:p text:style-name="P9">В контексте программирования "область видимости" относится к тому, где переменные и имена могут быть использованы в программе. В C++ существует две основные области видимости: локальная (или блочная) и глобальная.</text:p>
      <text:p text:style-name="P9"/>
      <text:p text:style-name="P9">1. **Локальная область видимости:**</text:p>
      <text:p text:style-name="P9"><text:s text:c="3"/>- Переменные, объявленные внутри блока кода (например, внутри функции, цикла или условия), имеют локальную область видимости. Они видны только внутри этого блока кода и не могут быть использованы вне его.</text:p>
      <text:p text:style-name="P9"/>
      <text:p text:style-name="P9"><text:s text:c="4"/>```cpp</text:p>
      <text:p text:style-name="P9"><text:s text:c="4"/>#include &lt;iostream&gt;</text:p>
      <text:p text:style-name="P9"/>
      <text:p text:style-name="P9"><text:s text:c="4"/>void exampleFunction() {</text:p>
      <text:p text:style-name="P9"><text:s text:c="8"/>int localVar = 10; // локальная переменная</text:p>
      <text:p text:style-name="P9"><text:s text:c="8"/>std::cout &lt;&lt; localVar &lt;&lt; std::endl; // видна только внутри функции</text:p>
      <text:p text:style-name="P9"><text:s text:c="4"/>}</text:p>
      <text:p text:style-name="P9"/>
      <text:p text:style-name="P9"><text:s text:c="4"/>int main() {</text:p>
      <text:p text:style-name="P9"><text:s text:c="8"/>// localVar недоступна здесь</text:p>
      <text:p text:style-name="P9"><text:s text:c="8"/>exampleFunction();</text:p>
      <text:p text:style-name="P9"><text:s text:c="8"/>// localVar также недоступна здесь</text:p>
      <text:p text:style-name="P9"><text:s text:c="8"/>return 0;</text:p>
      <text:p text:style-name="P9"><text:s text:c="4"/>}</text:p>
      <text:p text:style-name="P9"><text:s text:c="4"/>```</text:p>
      <text:p text:style-name="P9"/>
      <text:p text:style-name="P9">2. **Глобальная область видимости:**</text:p>
      <text:p text:style-name="P9"><text:s text:c="3"/>- Переменные, объявленные вне всех блоков кода (например, вне функций), имеют глобальную область видимости. Они видны во всей программе и могут быть использованы в любой части кода.</text:p>
      <text:p text:style-name="P9"/>
      <text:p text:style-name="P9"><text:s text:c="4"/>```cpp</text:p>
      <text:p text:style-name="P9"><text:s text:c="4"/>#include &lt;iostream&gt;</text:p>
      <text:p text:style-name="P9"/>
      <text:p text:style-name="P9"><text:s text:c="4"/>int globalVar = 20; // глобальная переменная</text:p>
      <text:p text:style-name="P9"/>
      <text:p text:style-name="P9"><text:soft-page-break/><text:s text:c="4"/>void exampleFunction() {</text:p>
      <text:p text:style-name="P9"><text:s text:c="8"/>std::cout &lt;&lt; globalVar &lt;&lt; std::endl; // можно использовать внутри функции</text:p>
      <text:p text:style-name="P9"><text:s text:c="4"/>}</text:p>
      <text:p text:style-name="P9"/>
      <text:p text:style-name="P9"><text:s text:c="4"/>int main() {</text:p>
      <text:p text:style-name="P9"><text:s text:c="8"/>std::cout &lt;&lt; globalVar &lt;&lt; std::endl; // можно использовать внутри main</text:p>
      <text:p text:style-name="P9"><text:s text:c="8"/>exampleFunction();</text:p>
      <text:p text:style-name="P9"><text:s text:c="8"/>return 0;</text:p>
      <text:p text:style-name="P9"><text:s text:c="4"/>}</text:p>
      <text:p text:style-name="P9"><text:s text:c="4"/>```</text:p>
      <text:p text:style-name="P9"/>
      <text:p text:style-name="P9">Глобальные переменные могут быть использованы в любой части программы, но их использование может привести к нежелательным побочным эффектам, таким как сложность отладки и поддержки кода. По возможности, рекомендуется использовать локальные переменные и передавать значения между функциями через параметры.</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17.В чем разница между *.h и *.hpp файлами?</text:p>
      <text:p text:style-name="P13"/>
      <text:p text:style-name="P9">Разница между файлами с расширением *.h и *.hpp связана, главным образом, с традицией и соглашениями по именованию файлов в C++.</text:p>
      <text:p text:style-name="P9"/>
      <text:p text:style-name="P9">1. **.h файлы:**</text:p>
      <text:p text:style-name="P9"><text:s text:c="3"/>- Файлы с расширением *.h обычно ассоциируются с традиционными заголовочными файлами в языке C. В C++ они также могут использоваться для объявлений и определений, но в контексте современного C++ часто рекомендуется использовать *.h только для заголовочных файлов, содержащих код, написанный на языке C.</text:p>
      <text:p text:style-name="P9"/>
      <text:p text:style-name="P9">2. **.hpp файлы:**</text:p>
      <text:p text:style-name="P9">- Файлы с расширением *.hpp чаще всего используются для заголовочных файлов в C++, содержащих код, написанный с использованием возможностей C++ (например, шаблоны). Такие файлы могут быть распознаны как "C++-ные" заголовочные файлы.</text:p>
      <text:p text:style-name="P9"/>
      <text:p text:style-name="P9">Технически оба типа файлов могут использоваться в C++ для объявлений и определений, но использование *.hpp для файлов, содержащих функциональность C++, становится более распространенным с развитием современного C++.</text:p>
      <text:p text:style-name="P9"/>
      <text:p text:style-name="P9">Важно отметить, что выбор расширения файла - это больше соглашение и стиль кодирования, чем строгий стандарт, и организации могут иметь свои собственные предпочтения по этому вопросу.</text:p>
      <text:p text:style-name="P13"/>
      <text:p text:style-name="P13"/>
      <text:p text:style-name="P13"/>
      <text:p text:style-name="P13"/>
      <text:p text:style-name="P13"/>
      <text:p text:style-name="P13"/>
      <text:p text:style-name="P13"/>
      <text:p text:style-name="P13"/>
      <text:p text:style-name="P13"/>
      <text:p text:style-name="P13"/>
      <text:p text:style-name="P13"><text:soft-page-break/>18.В чем разница между стеком и хипом?</text:p>
      <text:p text:style-name="P13"/>
      <text:p text:style-name="P5">Стек (stack) и хип (heap) — это два различных области в памяти, используемые программами для управления данными. Они имеют разные характеристики и предназначены для разных целей. Вот основные различия между стеком и хипом:</text:p>
      <text:p text:style-name="P5"/>
      <text:p text:style-name="P5">1. **Расположение в памяти:**</text:p>
      <text:p text:style-name="P5"><text:s text:c="3"/>- **Стек:** Работает в стековой памяти. Стек является структурой данных типа Last In, First Out (LIFO), где последний добавленный элемент будет первым удаленным.</text:p>
      <text:p text:style-name="P5"><text:s text:c="3"/>- **Хип:** Работает в динамической памяти (куче). Память в хипе может быть выделена и освобождена в произвольное время.</text:p>
      <text:p text:style-name="P5"/>
      <text:p text:style-name="P5">2. **Управление памятью:**</text:p>
      <text:p text:style-name="P5"><text:s text:c="3"/>- **Стек:** Управление памятью в стеке автоматическое и происходит в момент вызова и выхода из функций. Локальные переменные, созданные внутри функций, хранятся в стеке.</text:p>
      <text:p text:style-name="P5"><text:s text:c="3"/>- **Хип:** Управление памятью в хипе происходит вручную. Программист должен явно запросить выделение памяти и освободить ее после использования.</text:p>
      <text:p text:style-name="P5"/>
      <text:p text:style-name="P5">3. **Скорость доступа:**</text:p>
      <text:p text:style-name="P5"><text:s text:c="3"/>- **Стек:** Обычно обеспечивает более быстрый доступ к данным, так как работает по принципу LIFO и его управление памятью автоматизировано.</text:p>
      <text:p text:style-name="P5"><text:s text:c="3"/>- **Хип:** Может быть менее эффективен в отношении времени доступа к данным, так как управление памятью требует явных операций выделения и освобождения.</text:p>
      <text:p text:style-name="P5"/>
      <text:p text:style-name="P5">4. **Жизненный цикл переменных:**</text:p>
      <text:p text:style-name="P5"><text:s text:c="3"/>- **Стек:** Переменные, созданные в стеке, существуют только во время выполнения функции, в которой они объявлены.</text:p>
      <text:p text:style-name="P5">- **Хип:** Переменные, созданные в хипе, могут существовать в течение всего времени выполнения программы, если они не были явно освобождены.</text:p>
      <text:p text:style-name="P5"/>
      <text:p text:style-name="P5"/>
      <text:p text:style-name="P5"/>
      <text:p text:style-name="P5"/>
      <text:p text:style-name="P5"/>
      <text:p text:style-name="P5"><text:soft-page-break/>5. **Размер:**</text:p>
      <text:p text:style-name="P5"><text:s text:c="3"/>- **Стек:** Ограниченный размер, который обычно фиксирован во время выполнения программы.</text:p>
      <text:p text:style-name="P5"><text:s text:c="3"/>- **Хип:** Более гибкий и может расти и уменьшаться в зависимости от запросов программы.</text:p>
      <text:p text:style-name="P5"/>
      <text:p text:style-name="P5">6. **Фрагментация:**</text:p>
      <text:p text:style-name="P5"><text:s text:c="3"/>- **Стек:** Из-за фиксированного размера и автоматического управления памятью, фрагментация обычно не является проблемой.</text:p>
      <text:p text:style-name="P5"><text:s text:c="3"/>- **Хип:** Может столкнуться с проблемой фрагментации, которая может привести к неэффективному использованию памяти.</text:p>
      <text:p text:style-name="P5"/>
      <text:p text:style-name="P5">Обе области памяти играют важную роль в программировании, и правильное использование стека и хипа зависит от конкретных требований задачи и характера данных.</text:p>
      <text:p text:style-name="P5"/>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19.Плюсы и минусы массивов фиксированной длины и динамического.</text:p>
      <text:p text:style-name="P13"/>
      <text:p text:style-name="P5">### Массивы фиксированной длины:</text:p>
      <text:p text:style-name="P5"/>
      <text:p text:style-name="P5">#### Плюсы:</text:p>
      <text:p text:style-name="P5">1. **Простота использования:** Они более просты в использовании и объявлении. Размер массива определяется на этапе компиляции, и вы не беспокоитесь о динамическом выделении/освобождении памяти.</text:p>
      <text:p text:style-name="P5"><text:s text:c="3"/></text:p>
      <text:p text:style-name="P5">2. **Быстрый доступ по индексу:** Поскольку размер массива известен компилятору, доступ к элементам массива по индексу выполняется очень быстро.</text:p>
      <text:p text:style-name="P5"/>
      <text:p text:style-name="P5">3. **Меньше накладных расходов:** Нет накладных расходов на управление памятью, так как память выделяется однократно при объявлении массива.</text:p>
      <text:p text:style-name="P5"/>
      <text:p text:style-name="P5">#### Минусы:</text:p>
      <text:p text:style-name="P5">1. **Ограниченность размером:** Размер массива фиксирован и определен при компиляции, что может быть неудобным, если требуется динамическое изменение размера во время выполнения.</text:p>
      <text:p text:style-name="P5"/>
      <text:p text:style-name="P5">2. **Передача по значению:** При передаче массива в функцию по значению копируется весь массив, что может вызывать проблемы с производительностью и использованием памяти.</text:p>
      <text:p text:style-name="P5"/>
      <text:p text:style-name="P5">### Динамические массивы:</text:p>
      <text:p text:style-name="P5"/>
      <text:p text:style-name="P5">#### Плюсы:</text:p>
      <text:p text:style-name="P5">1. **Гибкость по размеру:** Динамические массивы позволяют изменять размер во время выполнения программы, что делает их более гибкими.</text:p>
      <text:p text:style-name="P5"/>
      <text:p text:style-name="P5">2. **Удобство работы с памятью:** Позволяют выделять и освобождать память по мере необходимости, что особенно полезно при работе с большими объемами данных.</text:p>
      <text:p text:style-name="P5"/>
      <text:p text:style-name="P5">#### Минусы:</text:p>
      <text:p text:style-name="P5"><text:soft-page-break/>1. **Сложнее использование:** Требуют более сложного управления памятью. Необходимо следить за выделением и освобождением памяти, чтобы избежать утечек или ошибок.</text:p>
      <text:p text:style-name="P5"/>
      <text:p text:style-name="P5">2. **Медленный доступ по индексу:** Доступ к элементам может быть медленнее из-за дополнительных проверок границ и дополнительных операций управления памятью.</text:p>
      <text:p text:style-name="P5"/>
      <text:p text:style-name="P5">3. **Возможны фрагментации:** При частом выделении и освобождении памяти может произойти фрагментация, что приведет к неэффективному использованию памяти.</text:p>
      <text:p text:style-name="P5"/>
      <text:p text:style-name="P5">Выбор между массивами фиксированной длины и динамическими массивами зависит от конкретных требований задачи. Если размер массива известен заранее и не изменяется, массив фиксированной длины может быть предпочтителен. Если размер массива может изменяться динамически во время выполнения программы, динамический массив предоставляет необходимую гибкость.</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20.Как называется ситуация, когда область памяти была выделена под</text:p>
      <text:p text:style-name="P13">переменную, но не освобождена?</text:p>
      <text:p text:style-name="P13"/>
      <text:p text:style-name="P9">Ситуация, когда область памяти была выделена под переменную, но не была освобождена, называется **утечкой памяти** (memory leak). Утечка памяти происходит, когда программа выделяет динамическую память для переменной (через оператор `new` в C++ или подобные средства в других языках) и не освобождает эту память, когда она больше не нужна.</text:p>
      <text:p text:style-name="P9"/>
      <text:p text:style-name="P9">Утечки памяти могут с накапливаться, постепенно уменьшая доступное количество оперативной памяти и в конечном итоге приводя к нестабильной работе программы или даже к ее аварийному завершению.</text:p>
      <text:p text:style-name="P9"/>
      <text:p text:style-name="P9">В C++ утечки памяти часто происходят при использовании оператора `new` без соответствующего оператора `delete` (или `delete[]` для массивов) для освобождения выделенной памяти. Современные практики программирования в C++ также рекомендуют использование средств управления памятью, таких как умные указатели (`std::unique_ptr` и `std::shared_ptr`), чтобы автоматизировать процесс освобождения памяти.</text:p>
      <text:p text:style-name="P9"/>
      <text:p text:style-name="P9">Профессиональные разработчики обычно стремятся избегать утечек памяти, так как это может существенно влиять на производительность программы и стабильность ее выполнения. Инструменты для обнаружения утечек памяти, такие как Valgrind в Unix-подобных системах или AddressSanitizer в современных компиляторах, могут быть полезны при поиске и устранении утечек памяти в процессе разработки.</text:p>
      <text:p text:style-name="P13"/>
      <text:p text:style-name="P13"/>
      <text:p text:style-name="P13"/>
      <text:p text:style-name="P13"/>
      <text:p text:style-name="P13"/>
      <text:p text:style-name="P13"/>
      <text:p text:style-name="P13"/>
      <text:p text:style-name="P13"/>
      <text:p text:style-name="P13"/>
      <text:p text:style-name="P13"><text:soft-page-break/>21.Что такое файл подкачки?</text:p>
      <text:p text:style-name="P13"/>
      <text:p text:style-name="P9">Файл подкачки (swap file или paging file) — это файл, который используется операционной системой для расширения физической памяти компьютера за счет использования виртуальной памяти. Когда физическая память (RAM) исчерпывается, операционная система перемещает неиспользуемые или малоиспользуемые части данных из оперативной памяти на файл подкачки на жестком диске.</text:p>
      <text:p text:style-name="P9"/>
      <text:p text:style-name="P9">Принцип работы файла подкачки основан на концепции виртуальной памяти, которая позволяет программам использовать больше памяти, чем физически доступно в системе. Операционная система решает, какие данные должны находиться в оперативной памяти, а какие можно сохранить или загрузить из файла подкачки.</text:p>
      <text:p text:style-name="P9"/>
      <text:p text:style-name="P9">Преимущества файла подкачки включают:</text:p>
      <text:p text:style-name="P9"/>
      <text:p text:style-name="P9">1. **Расширение доступной памяти:** Файл подкачки позволяет эффективнее использовать ресурсы компьютера, предоставляя больше виртуальной памяти, чем есть физической.</text:p>
      <text:p text:style-name="P9"/>
      <text:p text:style-name="P9">2. **Поддержка многозадачности:** При наличии файлов подкачки операционная система может управлять большим числом открытых программ и процессов, даже если физическая память ограничена.</text:p>
      <text:p text:style-name="P9"/>
      <text:p text:style-name="P9">Однако использование файла подкачки также может вызывать некоторые недостатки:</text:p>
      <text:p text:style-name="P9"/>
      <text:p text:style-name="P9">1. **Замедление при обращении к диску:** Если операционная система часто обращается к файлу подкачки из-за нехватки физической памяти, это может вызвать замедление работы системы, поскольку чтение и запись на диск обычно медленнее, чем доступ к оперативной памяти.</text:p>
      <text:p text:style-name="P9"/>
      <text:p text:style-name="P9">2. **Износ диска:** Частые операции записи на диск (swap-in) и чтения с диска (swap-out) могут привести к износу жесткого диска.</text:p>
      <text:p text:style-name="P9"/>
      <text:p text:style-name="P9">В современных операционных системах, таких как Windows, Linux и macOS, настройка и использование файла подкачки автоматизированы, и большинство пользователей обычно не требуется выполнять ручную конфигурацию.</text:p>
      <text:p text:style-name="P13"><text:soft-page-break/>22.Что такое указатель?</text:p>
      <text:p text:style-name="P13"/>
      <text:p text:style-name="P9">Указатель в программировании представляет собой переменную, которая содержит адрес в памяти другой переменной или объекта. Другими словами, указатель указывает на местоположение данных в памяти. Он предоставляет возможность работать с памятью напрямую, что часто используется для динамического выделения памяти и эффективной работы с данными.</text:p>
      <text:p text:style-name="P9"/>
      <text:p text:style-name="P9">В языках программирования, таких как C и C++, указатели играют важную роль. Вот основные концепции, связанные с указателями:</text:p>
      <text:p text:style-name="P9"/>
      <text:p text:style-name="P9">1. **Оператор "адрес":** Оператор "адрес" (&amp;) используется для получения адреса переменной в памяти.</text:p>
      <text:p text:style-name="P9"/>
      <text:p text:style-name="P9"><text:s text:c="4"/>```cpp</text:p>
      <text:p text:style-name="P9"><text:s text:c="4"/>int x = 42;</text:p>
      <text:p text:style-name="P9"><text:s text:c="4"/>int *ptr = &amp;x; // ptr - указатель на переменную x</text:p>
      <text:p text:style-name="P9"><text:s text:c="4"/>```</text:p>
      <text:p text:style-name="P9"/>
      <text:p text:style-name="P9">2. **Оператор разыменования (индиректной адресации):** Оператор разыменования (*) используется для доступа к данным, на которые указывает указатель.</text:p>
      <text:p text:style-name="P9"/>
      <text:p text:style-name="P9"><text:s text:c="4"/>```cpp</text:p>
      <text:p text:style-name="P9"><text:s text:c="4"/>int value = *ptr; // value будет равно 42</text:p>
      <text:p text:style-name="P9"><text:s text:c="4"/>```</text:p>
      <text:p text:style-name="P9"/>
      <text:p text:style-name="P9">3. **Динамическое выделение памяти:** Указатели часто используются для динамического выделения памяти во время выполнения программы с помощью оператора `new` (в C++) или `malloc` (в C).</text:p>
      <text:p text:style-name="P9"/>
      <text:p text:style-name="P9"><text:s text:c="4"/>```cpp</text:p>
      <text:p text:style-name="P9"><text:s text:c="4"/>int *dynamicValue = new int; // выделение памяти для целочисленной переменной</text:p>
      <text:p text:style-name="P9"><text:s text:c="4"/>*dynamicValue = 10; // присвоение значения через указатель</text:p>
      <text:p text:style-name="P9"><text:s text:c="4"/>```</text:p>
      <text:p text:style-name="P9"/>
      <text:p text:style-name="P9"/>
      <text:p text:style-name="P9"/>
      <text:p text:style-name="P9"/>
      <text:p text:style-name="P9"><text:soft-page-break/>4. **Освобождение памяти:** Для предотвращения утечек памяти важно освобождать память после использования с помощью оператора `delete` (в C++) или `free` (в C).</text:p>
      <text:p text:style-name="P9"/>
      <text:p text:style-name="P9"><text:s text:c="4"/>```cpp</text:p>
      <text:p text:style-name="P9"><text:s text:c="4"/>delete dynamicValue; // освобождение выделенной памяти</text:p>
      <text:p text:style-name="P9"><text:s text:c="4"/>```</text:p>
      <text:p text:style-name="P9"/>
      <text:p text:style-name="P9">5. **Указатели на функции:** В C и C++ можно использовать указатели для передачи функций как аргументов или сохранения ссылок на функции.</text:p>
      <text:p text:style-name="P9"/>
      <text:p text:style-name="P9"><text:s text:c="4"/>```cpp</text:p>
      <text:p text:style-name="P9"><text:s text:c="4"/>void myFunction(int x) {</text:p>
      <text:p text:style-name="P9"><text:s text:c="8"/>// код функции</text:p>
      <text:p text:style-name="P9"><text:s text:c="4"/>}</text:p>
      <text:p text:style-name="P9"/>
      <text:p text:style-name="P9"><text:s text:c="4"/>void (*functionPtr)(int) = &amp;myFunction; // указатель на функцию</text:p>
      <text:p text:style-name="P9"><text:s text:c="4"/>```</text:p>
      <text:p text:style-name="P9"/>
      <text:p text:style-name="P9">Указатели предоставляют программистам мощный инструмент для управления памятью и эффективной работы с данными. Однако, при неправильном использовании, они могут вызвать ошибки, такие как дефекты указателя (например, указатель, который указывает на неверную область памяти) и утечки памяти. Поэтому при использовании указателей важно быть осторожным и следить за безопасностью памяти.</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text:soft-page-break/>23.Сколько байтов в памяти занимает указатель? От чего это зависит?</text:p>
      <text:p text:style-name="P9">Размер указателя в памяти зависит от архитектуры компьютера и используемой системы. В большинстве современных систем размер указателя составляет 4 байта или 8 байт.</text:p>
      <text:p text:style-name="P9"/>
      <text:p text:style-name="P9">1. **32-битные системы:**</text:p>
      <text:p text:style-name="P9"><text:s text:c="3"/>- На 32-битных системах указатель обычно занимает 4 байта. Это включает в себя адрес виртуальной памяти, который может быть представлен 32-битным числом.</text:p>
      <text:p text:style-name="P9"/>
      <text:p text:style-name="P9">2. **64-битные системы:**</text:p>
      <text:p text:style-name="P9"><text:s text:c="3"/>- На 64-битных системах указатель обычно занимает 8 байт. Это связано с тем, что адрес виртуальной памяти может быть представлен 64-битным числом, что предоставляет значительно большее адресное пространство.</text:p>
      <text:p text:style-name="P9"/>
      <text:p text:style-name="P9">Таким образом, размер указателя зависит от битности архитектуры процессора и операционной системы. Важно знать размер указателя при работе с динамической памятью, чтобы корректно выделять и освобождать память с использованием операторов `new` и `delete` (в C++) или `malloc` и</text:p>
      <text:p text:style-name="P9"/>
      <text:p text:style-name="P9">`free` (в C).</text:p>
      <text:p text:style-name="P9"/>
      <text:p text:style-name="P9">Например, в следующем коде:</text:p>
      <text:p text:style-name="P9"/>
      <text:p text:style-name="P9">```cpp</text:p>
      <text:p text:style-name="P9">int main() {</text:p>
      <text:p text:style-name="P9"><text:s text:c="4"/>int x = 10;</text:p>
      <text:p text:style-name="P9"><text:s text:c="4"/>int *ptr = &amp;x;</text:p>
      <text:p text:style-name="P9"/>
      <text:p text:style-name="P9"><text:s text:c="4"/>std::cout &lt;&lt; "Size of int: " &lt;&lt; sizeof(int) &lt;&lt; " bytes\n";</text:p>
      <text:p text:style-name="P9"><text:s text:c="4"/>std::cout &lt;&lt; "Size of pointer: " &lt;&lt; sizeof(ptr) &lt;&lt; " bytes\n";</text:p>
      <text:p text:style-name="P9"/>
      <text:p text:style-name="P9"><text:s text:c="4"/>return 0;</text:p>
      <text:p text:style-name="P9">}</text:p>
      <text:p text:style-name="P9">```</text:p>
      <text:p text:style-name="P9"/>
      <text:p text:style-name="P9">Размер указателя (`sizeof(ptr)`) будет 4 байта на 32-битных системах и 8 байт на 64-битных системах.</text:p>
      <text:p text:style-name="P13"><text:soft-page-break/>24.В чем разница между delete и delete[]?</text:p>
      <text:p text:style-name="P13"/>
      <text:p text:style-name="P9">В C++ операторы `delete` и `delete[]` используются для освобождения памяти, выделенной динамически с помощью операторов `new` и `new[]`. Однако есть важная разница в том, как они работают в случае выделения памяти для массивов.</text:p>
      <text:p text:style-name="P9"/>
      <text:p text:style-name="P9">1. **`delete`:**</text:p>
      <text:p text:style-name="P9"><text:s text:c="3"/>- Используется для освобождения памяти, выделенной с помощью оператора `new` для одиночного объекта.</text:p>
      <text:p text:style-name="P9"><text:s text:c="3"/>- Ожидает указатель на единичный объект.</text:p>
      <text:p text:style-name="P9"/>
      <text:p text:style-name="P9"><text:s text:c="4"/>```cpp</text:p>
      <text:p text:style-name="P9"><text:s text:c="4"/>int *singleValue = new int;</text:p>
      <text:p text:style-name="P9"><text:s text:c="4"/>// ...</text:p>
      <text:p text:style-name="P9"><text:s text:c="4"/>delete singleValue; // освобождение памяти</text:p>
      <text:p text:style-name="P9"><text:s text:c="4"/>```</text:p>
      <text:p text:style-name="P9"/>
      <text:p text:style-name="P9">2. **`delete[]`:**</text:p>
      <text:p text:style-name="P9"><text:s text:c="3"/>- Используется для освобождения памяти, выделенной с помощью оператора `new[]` для массива объектов.</text:p>
      <text:p text:style-name="P9"><text:s text:c="3"/>- Ожидает указатель на первый элемент массива.</text:p>
      <text:p text:style-name="P9"/>
      <text:p text:style-name="P9"><text:s text:c="4"/>```cpp</text:p>
      <text:p text:style-name="P9"><text:s text:c="4"/>int *arrayValues = new int[10];</text:p>
      <text:p text:style-name="P9"><text:s text:c="4"/>// ...</text:p>
      <text:p text:style-name="P9"><text:s text:c="4"/>delete[] arrayValues; // освобождение памяти для массива</text:p>
      <text:p text:style-name="P9"><text:s text:c="4"/>```</text:p>
      <text:p text:style-name="P9"/>
      <text:p text:style-name="P9">Различие между `delete` и `delete[]` заключается в том, как они обрабатывают память, выделенную для массивов. Использование неправильного оператора удаления может привести к неопределенному поведению программы.</text:p>
      <text:p text:style-name="P9"/>
      <text:p text:style-name="P9">Если память выделялась с использованием `new[]`, её следует освободить с помощью `delete[]`. Если память была выделена с использованием `new` (для одиночного объекта), её следует освободить с использованием `delete`.</text:p>
      <text:p text:style-name="P9">Важно следить за соответствием операторов выделения и освобождения памяти, чтобы избежать утечек памяти и неопределенного поведения программы.</text:p>
      <text:p text:style-name="P13"><text:soft-page-break/>25.Сколько байтов было занято при выполнении команды int* p = new</text:p>
      <text:p text:style-name="P13">int;? В какой области памяти?</text:p>
      <text:p text:style-name="P13"/>
      <text:p text:style-name="P9">При выполнении команды `int* p = new int;` в C++, выделяется динамическая память для одного целочисленного значения (`int`). Размер выделенной памяти зависит от размера типа данных `int` на конкретной системе.</text:p>
      <text:p text:style-name="P9"/>
      <text:p text:style-name="P9">Обычно размер типа `int` в C++ составляет 4 байта на 32-битных системах и 8 байт на 64-битных системах. Таким образом, команда `int* p = new int;` выделит 4 или 8 байтов в динамической памяти, в зависимости от архитектуры компьютера.</text:p>
      <text:p text:style-name="P9"/>
      <text:p text:style-name="P9">Что касается области памяти, где хранится выделенная динамическая память, она называется "кучей" (heap). Выделение памяти происходит в куче, и указатель `p` будет указывать на начало этой выделенной области памяти. Память в куче может быть использована для хранения данных в течение времени выполнения программы и должна быть освобождена с использованием оператора `delete`, чтобы избежать утечек памяти.</text:p>
      <text:p text:style-name="P9"/>
      <text:p text:style-name="P9">Пример:</text:p>
      <text:p text:style-name="P9"/>
      <text:p text:style-name="P9">```cpp</text:p>
      <text:p text:style-name="P9">int* p = new int; // выделение памяти для одного целочисленного значения</text:p>
      <text:p text:style-name="P9">// p указывает на выделенную область памяти в куче</text:p>
      <text:p text:style-name="P9">// ...</text:p>
      <text:p text:style-name="P9">delete p; // освобождение выделенной памяти</text:p>
      <text:p text:style-name="P9">```</text:p>
      <text:p text:style-name="P9"/>
      <text:p text:style-name="P9">Важно помнить, что при использовании динамической памяти программист несет ответственность за ее правильное освобождение после использования, чтобы избежать утечек памяти.</text:p>
      <text:p text:style-name="P9"/>
      <text:p text:style-name="P9"/>
      <text:p text:style-name="P9"/>
      <text:p text:style-name="P9"/>
      <text:p text:style-name="P9"/>
      <text:p text:style-name="P9"/>
      <text:p text:style-name="P13"><text:soft-page-break/>26.Что такое nullptr?</text:p>
      <text:p text:style-name="P9">`nullptr` - это ключевое слово в C++, представляющее собой литерал для представления нулевого указателя (null pointer). Оно введено в стандарте C++11 для улучшения безопасности и ясности в обработке указателей и ссылок.</text:p>
      <text:p text:style-name="P9">В более ранних версиях C++ для представления нулевого указателя использовалось макроопределение `NULL` или макрос `0`. Однако использование `nullptr` предпочтительно по сравнению с `NULL` или `0` по следующим причинам:</text:p>
      <text:p text:style-name="P9">1. **Типизированность:** `nullptr` обладает типом `std::nullptr_t`, что предоставляет типизированную информацию о нулевом указателе. Это избавляет от некоторых проблем, связанных с неоднозначностью в трактовке `NULL` или `0`, особенно при работе с перегруженными функциями.</text:p>
      <text:p text:style-name="P9"/>
      <text:p text:style-name="P9">2. **Безопасность:** В некоторых случаях использование `NULL` может привести к неожиданным ошибкам из-за неясности, к какому типу приводится `NULL`. `nullptr` предоставляет четкое и однозначное представление нулевого указателя.</text:p>
      <text:p text:style-name="P9"/>
      <text:p text:style-name="P9">Пример использования `nullptr`:</text:p>
      <text:p text:style-name="P9">```cpp</text:p>
      <text:p text:style-name="P9">#include &lt;iostream&gt;</text:p>
      <text:p text:style-name="P9"/>
      <text:p text:style-name="P9">void foo(int* ptr) {</text:p>
      <text:p text:style-name="P9"><text:s text:c="4"/>if (ptr == nullptr) {</text:p>
      <text:p text:style-name="P9"><text:s text:c="8"/>std::cout &lt;&lt; "Pointer is nullptr." &lt;&lt; std::endl;</text:p>
      <text:p text:style-name="P9"><text:s text:c="4"/>} else {</text:p>
      <text:p text:style-name="P9"><text:s text:c="8"/>std::cout &lt;&lt; "Pointer is not nullptr." &lt;&lt; std::endl;</text:p>
      <text:p text:style-name="P9"><text:s text:c="4"/>}</text:p>
      <text:p text:style-name="P9">}</text:p>
      <text:p text:style-name="P9"/>
      <text:p text:style-name="P9">int main() {</text:p>
      <text:p text:style-name="P9"><text:s text:c="4"/>int* myPtr = nullptr; // инициализация нулевого указателя с использованием nullptr</text:p>
      <text:p text:style-name="P9"><text:s text:c="4"/>foo(myPtr);</text:p>
      <text:p text:style-name="P9"/>
      <text:p text:style-name="P9"><text:s text:c="4"/>return 0;</text:p>
      <text:p text:style-name="P9">}</text:p>
      <text:p text:style-name="P10">````nullptr` является более современным и безопасным способом работы с нулевыми указателями в C++.</text:p>
      <text:p text:style-name="P10"><text:soft-page-break/><text:span text:style-name="T4">27.Что такое ссылка и для чего используется?</text:span></text:p>
      <text:p text:style-name="P10"><text:span text:style-name="T4"/></text:p>
      <text:p text:style-name="P10">В C++ ссылка - это альтернативное имя (псевдоним) для существующей переменной. Ссылка создается с использованием оператора `&amp;` и обеспечивает удобный способ взаимодействия с переменными, а также поддерживает различные функции, такие как передача параметров в функции, возвращение значений из функций и другие.</text:p>
      <text:p text:style-name="P10"/>
      <text:p text:style-name="P10">Основные характеристики ссылок в C++:</text:p>
      <text:p text:style-name="P10"/>
      <text:p text:style-name="P10">1. **Инициализация:** Ссылка должна быть инициализирована в момент создания, и после этого она становится альтернативным именем для переменной, к которой она ссылается.</text:p>
      <text:p text:style-name="P10"/>
      <text:p text:style-name="P10"><text:s text:c="4"/>```cpp</text:p>
      <text:p text:style-name="P10"><text:s text:c="4"/>int x = 10;</text:p>
      <text:p text:style-name="P10"><text:s text:c="4"/>int&amp; refX = x; // refX - ссылка на x</text:p>
      <text:p text:style-name="P10"><text:s text:c="4"/>```</text:p>
      <text:p text:style-name="P10"/>
      <text:p text:style-name="P10">2. **Нет собственного адреса:** Ссылка не имеет своего собственного адреса в памяти, и ее использование подразумевает работу с переменной, к которой она ссылается.</text:p>
      <text:p text:style-name="P10"/>
      <text:p text:style-name="P10">3. **Обязательная инициализация:** Поскольку ссылка не имеет своего собственного значения, ее необходимо инициализировать переменной при создании.</text:p>
      <text:p text:style-name="P10"/>
      <text:p text:style-name="P10">4. **Семантика передачи параметров:** Передача параметров по ссылке позволяет изменять оригинальные значения переменных в вызывающем коде.</text:p>
      <text:p text:style-name="P10"/>
      <text:p text:style-name="P10"><text:s text:c="4"/>```cpp</text:p>
      <text:p text:style-name="P10"><text:s text:c="4"/>void addOne(int&amp; num) {</text:p>
      <text:p text:style-name="P10"><text:s text:c="8"/>num += 1;</text:p>
      <text:p text:style-name="P10"><text:s text:c="4"/>}</text:p>
      <text:p text:style-name="P10"/>
      <text:p text:style-name="P10"><text:s text:c="4"/>int main() {</text:p>
      <text:p text:style-name="P10"><text:s text:c="8"/>int value = 5;</text:p>
      <text:p text:style-name="P10"><text:s text:c="8"/>addOne(value);</text:p>
      <text:p text:style-name="P10"><text:s text:c="8"/>// value теперь равно 6</text:p>
      <text:p text:style-name="P10"><text:s text:c="8"/>return 0;</text:p>
      <text:p text:style-name="P10"><text:soft-page-break/><text:s text:c="4"/>}</text:p>
      <text:p text:style-name="P10"><text:s text:c="4"/>```</text:p>
      <text:p text:style-name="P10"/>
      <text:p text:style-name="P10">5. **Ссылки и указатели:** Ссылки и указатели предоставляют схожие возможности, но имеют различную синтаксис и семантику. Ссылки не могут быть переинициализированы для ссылки на другие объекты, в отличие от указателей.</text:p>
      <text:p text:style-name="P10"/>
      <text:p text:style-name="P10"><text:s text:c="4"/>```cpp</text:p>
      <text:p text:style-name="P10"><text:s text:c="4"/>int x = 10;</text:p>
      <text:p text:style-name="P10"><text:s text:c="4"/>int&amp; refX = x; // правильно</text:p>
      <text:p text:style-name="P10"><text:s text:c="4"/>// int&amp; refX = y; // неверно, ссылка не может быть переинициализирована</text:p>
      <text:p text:style-name="P10"><text:s text:c="4"/>```</text:p>
      <text:p text:style-name="P10"/>
      <text:p text:style-name="P10">Ссылки предоставляют более высокоуровневый и удобный интерфейс для работы с данными, особенно при передаче параметров в функции и возврате значений из функций. Они также могут использоваться для создания "синонимов" переменных, улучшая читаемость кода и уменьшая риск ошибок при работе с данными.</text:p>
      <text:p text:style-name="P10"><text:span text:style-name="T4"/></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28.Что такое символ? Как символы хранятся в памяти компьютера?</text:p>
      <text:p text:style-name="P9">В контексте программирования и компьютеров, символ обозначает абстрактный знак или графический элемент, представляющий собой букву, цифру, знак пунктуации или какой-либо другой символьный элемент. Символы являются базовыми строительными блоками текстовой информации и используются в различных языках программирования и представлении текстовых данных.</text:p>
      <text:p text:style-name="P9"/>
      <text:p text:style-name="P9">**Хранение символов в памяти компьютера:**</text:p>
      <text:p text:style-name="P9"/>
      <text:p text:style-name="P9">Способы хранения символов в памяти компьютера зависят от используемой кодировки. Кодировка — это набор правил, сопоставляющих каждому символу определенное число (код), которое затем представляется в виде битов в компьютерной памяти.</text:p>
      <text:p text:style-name="P9"/>
      <text:p text:style-name="P9">Два основных подхода к представлению символов:</text:p>
      <text:p text:style-name="P9"/>
      <text:p text:style-name="P9">1. **ASCII (American Standard Code for Information Interchange):**</text:p>
      <text:p text:style-name="P9"><text:s text:c="3"/>- В старшие дни компьютеров ASCII была одной из первых широко используемых кодировок для представления символов в памяти компьютера.</text:p>
      <text:p text:style-name="P9"><text:s text:c="3"/>- В ASCII каждому символу сопоставляется 7 или 8 бит, что позволяет представить до 128 (для 7 бит) или 256 (для 8 бит) различных символов.</text:p>
      <text:p text:style-name="P9"><text:s text:c="3"/>- Например, букве "A" соответствует код 65 (в ASCII).</text:p>
      <text:p text:style-name="P9"/>
      <text:p text:style-name="P9">2. **Unicode:**</text:p>
      <text:p text:style-name="P9"><text:s text:c="3"/>- В современных системах все более распространено использование Unicode — универсальной кодировки, позволяющей представлять символы многих языков мира.</text:p>
      <text:p text:style-name="P9"><text:s text:c="3"/>- Unicode может использовать различное количество бит для представления символа, включая 8, 16, 24 или 32 бита.</text:p>
      <text:p text:style-name="P9"><text:s text:c="3"/>- Например, код символа "A" в Unicode — 0x0041.</text:p>
      <text:p text:style-name="P9"/>
      <text:p text:style-name="P9">Важно отметить, что кодировки Unicode (например, UTF-8, UTF-16, UTF-32) предоставляют более широкий диапазон символов и поддерживают многие языки и символьные системы. UTF-8, например, использует переменную длину кодовых единиц, что обеспечивает эффективное представление символов, включая ASCII символы, на 1 байте и предоставляет возможность представления более широкого набора символов с использованием последовательностей более чем одного байта.</text:p>
      <text:p text:style-name="P13"><text:soft-page-break/>29.Что такое строка?</text:p>
      <text:p text:style-name="P13"/>
      <text:p text:style-name="P9">В программировании строка — это последовательность символов. Строки широко используются для представления текстовой информации в программах. Строки могут включать буквы, цифры, знаки препинания и другие символы.</text:p>
      <text:p text:style-name="P9"/>
      <text:p text:style-name="P9">В различных языках программирования строки могут быть представлены различными способами, и существует множество операций и функций для работы со строками. Вот несколько ключевых концепций, связанных со строками:</text:p>
      <text:p text:style-name="P9"/>
      <text:p text:style-name="P9">1. **Символьные массивы:** В некоторых языках, таких как C и C++, строки могут быть представлены как массивы символов, где каждый символ занимает ячейку в массиве. В C-style строка завершается нулевым символом (`'\0'`), чтобы программы могли определить ее конец.</text:p>
      <text:p text:style-name="P9"/>
      <text:p text:style-name="P9"><text:s text:c="4"/>```cpp</text:p>
      <text:p text:style-name="P9"><text:s text:c="4"/>char myString[] = "Hello, World!";</text:p>
      <text:p text:style-name="P9"><text:s text:c="4"/>```</text:p>
      <text:p text:style-name="P9"/>
      <text:p text:style-name="P9">2. **Строковые объекты:** В более высокоуровневых языках, таких как C#, Java, Python, строки могут быть представлены как объекты. В этих языках обычно существуют встроенные типы данных для строк, которые предоставляют богатый набор методов для работы с текстом.</text:p>
      <text:p text:style-name="P9"/>
      <text:p text:style-name="P9"><text:s text:c="4"/>```java</text:p>
      <text:p text:style-name="P9"><text:s text:c="4"/>String myString = "Hello, World!";</text:p>
      <text:p text:style-name="P9"><text:s text:c="4"/>```</text:p>
      <text:p text:style-name="P9"/>
      <text:p text:style-name="P9">3. **Операции со строками:** Множество операций может быть выполнено над строками, таких как конкатенация (объединение), поиск подстрок, извлечение символов и многое другое.</text:p>
      <text:p text:style-name="P9"/>
      <text:p text:style-name="P9">4. **Литералы строк:** Во многих языках программирования строки могут быть представлены в коде программы в виде строковых литералов, заключенных в кавычки.</text:p>
      <text:p text:style-name="P9"/>
      <text:p text:style-name="P9"><text:s text:c="4"/>```python</text:p>
      <text:p text:style-name="P9"><text:s text:c="4"/>my_string = "Hello, World!"</text:p>
      <text:p text:style-name="P9"><text:s text:c="4"/>```</text:p>
      <text:p text:style-name="P9"><text:soft-page-break/></text:p>
      <text:p text:style-name="P9">5. **Индексация и доступ к символам:** Символы в строке часто нумеруются с 0, и к ним можно получить доступ по индексу.</text:p>
      <text:p text:style-name="P9"/>
      <text:p text:style-name="P9"><text:s text:c="4"/>```java</text:p>
      <text:p text:style-name="P9"><text:s text:c="4"/>char firstChar = myString.charAt(0); // Получение первого символа строки</text:p>
      <text:p text:style-name="P9"><text:s text:c="4"/>```</text:p>
      <text:p text:style-name="P9">Строки представляют собой важный тип данных в программировании, и обработка текстовой информации широко используется в различных задачах, начиная от вывода текста на экран до обработки данных в файлах и взаимодействия с пользовательским вводом.</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30.Что такое терминирующий символ?</text:p>
      <text:p text:style-name="P13"/>
      <text:p text:style-name="P9">Терминирующий символ (или символ завершения) — это специальный символ, который используется для обозначения конца строки или последовательности символов. В контексте строк в программировании, терминирующий символ обычно используется для определения конца строки.</text:p>
      <text:p text:style-name="P9"/>
      <text:p text:style-name="P9">Наиболее распространенным терминирующим символом является **нулевой символ** (`'\0'`), который имеет код 0 в ASCII и Unicode. В строках, представленных в стиле C (например, в массивах символов), нулевой символ используется для обозначения конца строки. Этот подход известен как "нулевая терминированная строка" или "C-style строка".</text:p>
      <text:p text:style-name="P9"/>
      <text:p text:style-name="P9">Пример:</text:p>
      <text:p text:style-name="P9"/>
      <text:p text:style-name="P9">```c</text:p>
      <text:p text:style-name="P9">char myString[] = "Hello, World!"; // Нулевой символ автоматически добавляется</text:p>
      <text:p text:style-name="P9">```</text:p>
      <text:p text:style-name="P9"/>
      <text:p text:style-name="P9">В данном примере, массив `myString` будет содержать символы строки "Hello, World!" и автоматически завершаться нулевым символом. Это позволяет функциям и операциям, работающим со строками в стиле C, определить конец строки, а также обрабатывать и манипулировать строкой.</text:p>
      <text:p text:style-name="P9"/>
      <text:p text:style-name="P9">В языках программирования, где строки представлены объектами (например, в C++, Java, Python), терминирующий символ может быть скрыт от пользователя, и длина строки может быть отслеживаема с использованием встроенных методов и свойств строковых объектов. Однако в низкоуровневых операциях с памятью, таких как копирование строк, нулевой символ может быть все равно использован для определения конца строки.</text:p>
      <text:p text:style-name="P13"/>
      <text:p text:style-name="P13"/>
      <text:p text:style-name="P13"/>
      <text:p text:style-name="P13"><text:soft-page-break/>31.Почему, на ваш взгляд, с русскими буквами в С++ всегда какие-то</text:p>
      <text:p text:style-name="P13">проблемы?</text:p>
      <text:p text:style-name="P13"/>
      <text:p text:style-name="P9">Проблемы с русскими буквами в C++ часто связаны с использованием различных кодировок символов, поддержкой компиляторами, а также совместимостью сред разработки и операционной системы. Вот несколько причин, почему могут возникнуть проблемы:</text:p>
      <text:p text:style-name="P9"/>
      <text:p text:style-name="P9">1. **Кодировки символов:** C++ кодирует исходный код программы определенной кодировкой символов. Встроенные кодировки символов, такие как ASCII, поддерживают основные латинские буквы, но могут не поддерживать русские символы. Если ваш исходный код содержит русские буквы, несовместимые с используемой кодировкой, это может вызвать ошибки или некорректное отображение.</text:p>
      <text:p text:style-name="P9"/>
      <text:p text:style-name="P9">2. **Компиляторы и среды разработки:** Некоторые компиляторы или среды разработки могут не корректно обрабатывать русские символы в исходном коде или даже в именах переменных и функций. Это может вызвать ошибки компиляции или привести к тому, что идентификаторы становятся некорректными.</text:p>
      <text:p text:style-name="P9"/>
      <text:p text:style-name="P9">3. **Операционная система:** Некоторые операционные системы также могут влиять на отображение и ввод русских символов. Например, при работе в командной строке могут возникнуть проблемы с корректным отображением русского текста.</text:p>
      <text:p text:style-name="P9"/>
      <text:p text:style-name="P9">4. **Стандарты языка C++:** Стандарт языка C++ (например, C++98, C++11, C++14, C++17) может оказывать влияние на поддержку различных символов в исходном коде. Некоторые стандарты могут лучше поддерживать международные символы, включая русские, чем более старые версии.</text:p>
      <text:p text:style-name="P9"/>
      <text:p text:style-name="P9">Для устранения проблем с русскими символами в C++ рекомендуется следовать рекомендациям по работе с кодировками символов, использовать современные стандарты языка C++, выбирать компиляторы и среды разработки с хорошей поддержкой международных символов, а также удостовериться, что операционная система правильно обрабатывает русский текст.</text:p>
      <text:p text:style-name="P16"><text:soft-page-break/>32.Что такое лексикографический порядок строк?</text:p>
      <text:p text:style-name="P16"/>
      <text:p text:style-name="P11">Лексикографический порядок строк - это порядок, в котором строки упорядочиваются на основе лексикографии или алфавитного порядка. Это означает, что строки сравниваются посимвольно, начиная с первого символа, и первое отличие между ними определяет их относительный порядок.</text:p>
      <text:p text:style-name="P11"/>
      <text:p text:style-name="P11">В лексикографическом порядке каждый символ имеет свой порядковый номер в алфавите, и сравнение строк происходит путем сравнения порядковых номеров соответствующих символов. Если первые символы строк равны, сравниваются следующие, и так далее, пока не будет найдено отличие.</text:p>
      <text:p text:style-name="P11"/>
      <text:p text:style-name="P11">Пример:</text:p>
      <text:p text:style-name="P11"/>
      <text:p text:style-name="P11">1. "apple" и "banana" - первый отличающийся символ - "a" vs "b". Таким образом, "apple" идет перед "banana" в лексикографическом порядке.</text:p>
      <text:p text:style-name="P11">2. "hello" и "hell" - первый отличающийся символ - "o" vs "l". Таким образом, "hell" идет перед "hello" в лексикографическом порядке.</text:p>
      <text:p text:style-name="P11"/>
      <text:p text:style-name="P11">Важно отметить, что при сравнении строк учитываются регистр символов. Строки с буквами в верхнем регистре будут идти перед аналогичными строками с буквами в нижнем регистре.</text:p>
      <text:p text:style-name="P11"/>
      <text:p text:style-name="P11">Лексикографический порядок широко используется в различных алгоритмах и задачах программирования, таких как сортировка строк, поиск слов в словаре и другие.</text:p>
      <text:p text:style-name="P16"/>
      <text:p text:style-name="P16"/>
      <text:p text:style-name="P16"/>
      <text:p text:style-name="P16"/>
      <text:p text:style-name="P16"/>
      <text:p text:style-name="P16"/>
      <text:p text:style-name="P16"/>
      <text:p text:style-name="P16"/>
      <text:p text:style-name="P16"><text:soft-page-break/>33.Что такое функция?</text:p>
      <text:p text:style-name="P13"/>
      <text:p text:style-name="P9">В программировании функция представляет собой блок кода, который выполняет определенную задачу или вычисляет какое-то значение. Функции являются основными строительными блоками программ и позволяют организовать код в модули, что улучшает читаемость, поддерживаемость и повторное использование кода.</text:p>
      <text:p text:style-name="P9"/>
      <text:p text:style-name="P9">Основные элементы функции включают в себя:</text:p>
      <text:p text:style-name="P9"/>
      <text:p text:style-name="P9">1. **Имя функции:** Уникальное имя, по которому можно вызывать функцию.</text:p>
      <text:p text:style-name="P9"/>
      <text:p text:style-name="P9">2. **Список параметров:** Переменные, которые функция принимает в качестве входных данных (аргументов). Параметры могут быть опциональными.</text:p>
      <text:p text:style-name="P9"/>
      <text:p text:style-name="P9">3. **Тип возвращаемого значения:** Определяет тип данных, который функция возвращает после выполнения.</text:p>
      <text:p text:style-name="P9"/>
      <text:p text:style-name="P9">4. **Тело функции:** Блок кода, который выполняет определенные действия. Внутри тела функции могут использоваться локальные переменные и управляющие конструкции.</text:p>
      <text:p text:style-name="P9"/>
      <text:p text:style-name="P9">Пример простой функции на языке C++:</text:p>
      <text:p text:style-name="P9"/>
      <text:p text:style-name="P9">```cpp</text:p>
      <text:p text:style-name="P9">#include &lt;iostream&gt;</text:p>
      <text:p text:style-name="P9"/>
      <text:p text:style-name="P9">// Объявление функции с именем addNumbers</text:p>
      <text:p text:style-name="P9">int addNumbers(int a, int b) {</text:p>
      <text:p text:style-name="P9"><text:s text:c="4"/>// Тело функции</text:p>
      <text:p text:style-name="P9"><text:s text:c="4"/>int sum = a + b;</text:p>
      <text:p text:style-name="P9"><text:s text:c="4"/>return sum; // Возвращение значения</text:p>
      <text:p text:style-name="P9">}</text:p>
      <text:p text:style-name="P9"/>
      <text:p text:style-name="P9">int main() {</text:p>
      <text:p text:style-name="P9"><text:s text:c="4"/>// Вызов функции addNumbers</text:p>
      <text:p text:style-name="P9"><text:s text:c="4"/>int result = addNumbers(5, 7);</text:p>
      <text:p text:style-name="P9"><text:s text:c="4"/></text:p>
      <text:p text:style-name="P9"><text:s text:c="4"/>// Вывод результата</text:p>
      <text:p text:style-name="P9"><text:soft-page-break/><text:s text:c="4"/>std::cout &lt;&lt; "Сумма чисел: " &lt;&lt; result &lt;&lt; std::endl;</text:p>
      <text:p text:style-name="P9"/>
      <text:p text:style-name="P9"><text:s text:c="4"/>return 0;</text:p>
      <text:p text:style-name="P9">}</text:p>
      <text:p text:style-name="P9">```</text:p>
      <text:p text:style-name="P9"/>
      <text:p text:style-name="P9">В этом примере функция `addNumbers` принимает два целых числа в качестве аргументов, вычисляет их сумму, и возвращает результат. Функция затем вызывается из функции `main`, и результат выводится на экран.</text:p>
      <text:p text:style-name="P9"/>
      <text:p text:style-name="P9">Использование функций упрощает кодирование, делает его более структурированным и позволяет избегать дублирования кода. Функции могут быть встроенными (стандартными, предоставляемыми языком программирования) или создаваться пользователем.</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34.Чем функция отличается от процедуры?</text:p>
      <text:p text:style-name="P13"/>
      <text:p text:style-name="P9">Термины "функция" и "процедура" часто используются в контексте программирования, и их значения могут зависеть от языка программирования и стиля программирования. В терминологии многих языков программирования различий между функциями и процедурами может не существовать, и эти термины могут использоваться взаимозаменяемо. Однако, в общих чертах, существует определенное различие:</text:p>
      <text:p text:style-name="P9"/>
      <text:p text:style-name="P9">1. **Функция:**</text:p>
      <text:p text:style-name="P9"><text:s text:c="3"/>- Функция в программировании часто ассоциируется с блоком кода, который принимает входные данные (аргументы), выполняет определенные вычисления и возвращает результат.</text:p>
      <text:p text:style-name="P9"><text:s text:c="3"/>- Функции могут иметь тип возвращаемого значения, что означает, что они возвращают какое-то значение после выполнения. Они также могут не иметь возвращаемого значения (в таком случае используется термин "процедура").</text:p>
      <text:p text:style-name="P9"><text:s text:c="3"/>- Пример: в C++ функции объявляются с использованием `int functionName() { /* тело функции */ }`.</text:p>
      <text:p text:style-name="P9"/>
      <text:p text:style-name="P9">2. **Процедура:**</text:p>
      <text:p text:style-name="P9"><text:s text:c="3"/>- Процедура обычно ассоциируется с блоком кода, который выполняет определенные действия, но не обязательно возвращает какое-то значение.</text:p>
      <text:p text:style-name="P9"><text:s text:c="3"/>- Процедуры могут использоваться для выполнения последовательности операций или изменения состояния программы без необходимости возвращать конкретное значение.</text:p>
      <text:p text:style-name="P9"><text:s text:c="3"/>- Пример: в Pascal процедуры объявляются с использованием `procedure procedureName;` без указания типа возвращаемого значения.</text:p>
      <text:p text:style-name="P9"/>
      <text:p text:style-name="P9">Примечание: Некоторые языки программирования используют термин "функция" для обозначения блоков кода с возвращаемым значением и "процедура" для блоков кода без возвращаемого значения, но это не является универсальным правилом.</text:p>
      <text:p text:style-name="P9"/>
      <text:p text:style-name="P9">Важно заметить, что в современных языках программирования, таких как C++, различие между функциями и процедурами может быть не таким явным, и термин "функция" может использоваться для обозначения как вычислительных блоков кода с возвращаемым значением, так и блоков кода без возвращаемого значения.</text:p>
      <text:p text:style-name="P13"><text:soft-page-break/>35.Что такое void?</text:p>
      <text:p text:style-name="P9">`void` - это ключевое слово в языках программирования, которое используется для обозначения отсутствия значения или типа данных. Значение `void` часто применяется в контексте функций, указывая на то, что функция не возвращает какое-либо значение.</text:p>
      <text:p text:style-name="P9"/>
      <text:p text:style-name="P9">Пример использования `void` в объявлении функции:</text:p>
      <text:p text:style-name="P9">```cpp</text:p>
      <text:p text:style-name="P9">void myFunction() {</text:p>
      <text:p text:style-name="P9"><text:s text:c="4"/>// Код функции, которая не возвращает значение</text:p>
      <text:p text:style-name="P9">}</text:p>
      <text:p text:style-name="P9">```</text:p>
      <text:p text:style-name="P9">В этом примере `myFunction` - это функция типа `void`, что означает, что она не возвращает никакого значения. Такие функции могут использоваться для выполнения определенных действий или операций без необходимости возвращать результат.</text:p>
      <text:p text:style-name="P9"/>
      <text:p text:style-name="P9">В контексте указателей `void` также может использоваться для указания на общий указатель без конкретного типа данных:</text:p>
      <text:p text:style-name="P9"/>
      <text:p text:style-name="P9">```cpp</text:p>
      <text:p text:style-name="P9">void* genericPointer;</text:p>
      <text:p text:style-name="P9">```</text:p>
      <text:p text:style-name="P9">Здесь `genericPointer` - это указатель, который может указывать на объект любого типа, поскольку он является указателем на `void`. Однако при использовании указателя на `void` потребуется явное приведение типа, чтобы получить доступ к содержимому, так как информация о конкретном типе неизвестна.</text:p>
      <text:p text:style-name="P9"/>
      <text:p text:style-name="P9">Ключевое слово `void` также может применяться в других контекстах в зависимости от языка программирования. Например, в функции `main` в языке C, `void` может использоваться для обозначения того, что функция не принимает параметров:</text:p>
      <text:p text:style-name="P9"/>
      <text:p text:style-name="P9">```c</text:p>
      <text:p text:style-name="P9">int main(void) {</text:p>
      <text:p text:style-name="P9"><text:s text:c="4"/>// Код функции main</text:p>
      <text:p text:style-name="P9"><text:s text:c="4"/>return 0;</text:p>
      <text:p text:style-name="P9">}</text:p>
      <text:p text:style-name="P9">```</text:p>
      <text:p text:style-name="P9">Здесь `main(void)` означает, что функция `main` не принимает параметры.</text:p>
      <text:p text:style-name="P17"><text:soft-page-break/>36.Назовите основные методы std::vector.</text:p>
      <text:p text:style-name="P17"/>
      <text:p text:style-name="P12">`std::vector` - это контейнер в стандартной библиотеке C++, представляющий собой динамический массив. Вот некоторые из основных методов `std::vector`:</text:p>
      <text:p text:style-name="P12"/>
      <text:p text:style-name="P12">1. **`std::vector::size()`**</text:p>
      <text:p text:style-name="P12"><text:s text:c="3"/>- Возвращает количество элементов в векторе.</text:p>
      <text:p text:style-name="P12"/>
      <text:p text:style-name="P12"><text:s text:c="4"/>```cpp</text:p>
      <text:p text:style-name="P12"><text:s text:c="4"/>std::vector&lt;int&gt; myVector = {1, 2, 3, 4, 5};</text:p>
      <text:p text:style-name="P12"><text:s text:c="4"/>std::cout &lt;&lt; "Size: " &lt;&lt; myVector.size() &lt;&lt; std::endl; // Выводит "Size: 5"</text:p>
      <text:p text:style-name="P12"><text:s text:c="4"/>```</text:p>
      <text:p text:style-name="P12"/>
      <text:p text:style-name="P12">2. **`std::vector::push_back(value)`**</text:p>
      <text:p text:style-name="P12"><text:s text:c="3"/>- Добавляет элемент в конец вектора.</text:p>
      <text:p text:style-name="P12"/>
      <text:p text:style-name="P12"><text:s text:c="4"/>```cpp</text:p>
      <text:p text:style-name="P12"><text:s text:c="4"/>std::vector&lt;int&gt; myVector = {1, 2, 3};</text:p>
      <text:p text:style-name="P12"><text:s text:c="4"/>myVector.push_back(4);</text:p>
      <text:p text:style-name="P12"><text:s text:c="4"/>// Теперь myVector содержит {1, 2, 3, 4}</text:p>
      <text:p text:style-name="P12"><text:s text:c="4"/>```</text:p>
      <text:p text:style-name="P12"/>
      <text:p text:style-name="P12">3. **`std::vector::pop_back()`**</text:p>
      <text:p text:style-name="P12"><text:s text:c="3"/>- Удаляет последний элемент из вектора.</text:p>
      <text:p text:style-name="P12"/>
      <text:p text:style-name="P12"><text:s text:c="4"/>```cpp</text:p>
      <text:p text:style-name="P12"><text:s text:c="4"/>std::vector&lt;int&gt; myVector = {1, 2, 3};</text:p>
      <text:p text:style-name="P12"><text:s text:c="4"/>myVector.pop_back();</text:p>
      <text:p text:style-name="P12"><text:s text:c="4"/>// Теперь myVector содержит {1, 2}</text:p>
      <text:p text:style-name="P12"><text:s text:c="4"/>```</text:p>
      <text:p text:style-name="P12"/>
      <text:p text:style-name="P12">4. **`std::vector::at(index)`**</text:p>
      <text:p text:style-name="P12"><text:s text:c="3"/>- Возвращает элемент по указанному индексу, с проверкой выхода за границы.</text:p>
      <text:p text:style-name="P12"/>
      <text:p text:style-name="P12"><text:s text:c="4"/>```cpp</text:p>
      <text:p text:style-name="P12"><text:s text:c="4"/>std::vector&lt;int&gt; myVector = {1, 2, 3};</text:p>
      <text:p text:style-name="P12"><text:s text:c="4"/>int element = myVector.at(1); // Получаем элемент с индексом 1 (второй элемент)</text:p>
      <text:p text:style-name="P12"><text:s text:c="4"/>```</text:p>
      <text:p text:style-name="P12"><text:soft-page-break/></text:p>
      <text:p text:style-name="P12">5. **`std::vector::operator[](index)`**</text:p>
      <text:p text:style-name="P12"><text:s text:c="3"/>- Возвращает элемент по указанному индексу без проверки выхода за границы.</text:p>
      <text:p text:style-name="P12"/>
      <text:p text:style-name="P12"><text:s text:c="4"/>```cpp</text:p>
      <text:p text:style-name="P12"><text:s text:c="4"/>std::vector&lt;int&gt; myVector = {1, 2, 3};</text:p>
      <text:p text:style-name="P12"><text:s text:c="4"/>int element = myVector[1]; // Получаем элемент с индексом 1 (второй элемент)</text:p>
      <text:p text:style-name="P12"><text:s text:c="4"/>```</text:p>
      <text:p text:style-name="P12"/>
      <text:p text:style-name="P12">6. **`std::vector::front()`**</text:p>
      <text:p text:style-name="P12"><text:s text:c="3"/>- Возвращает первый элемент вектора.</text:p>
      <text:p text:style-name="P12"/>
      <text:p text:style-name="P12"><text:s text:c="4"/>```cpp</text:p>
      <text:p text:style-name="P12"><text:s text:c="4"/>std::vector&lt;int&gt; myVector = {1, 2, 3};</text:p>
      <text:p text:style-name="P12"><text:s text:c="4"/>int firstElement = myVector.front(); // Получаем первый элемент</text:p>
      <text:p text:style-name="P12"><text:s text:c="4"/>```</text:p>
      <text:p text:style-name="P12"/>
      <text:p text:style-name="P12">7. **`std::vector::back()`**</text:p>
      <text:p text:style-name="P12"><text:s text:c="3"/>- Возвращает последний элемент вектора.</text:p>
      <text:p text:style-name="P12"/>
      <text:p text:style-name="P12"><text:s text:c="4"/>```cpp</text:p>
      <text:p text:style-name="P12"><text:s text:c="4"/>std::vector&lt;int&gt; myVector = {1, 2, 3};</text:p>
      <text:p text:style-name="P12"><text:s text:c="4"/>int lastElement = myVector.back(); // Получаем последний элемент</text:p>
      <text:p text:style-name="P12"><text:s text:c="4"/>```</text:p>
      <text:p text:style-name="P12"/>
      <text:p text:style-name="P12">8. **`std::vector::begin()` и `std::vector::end()`**</text:p>
      <text:p text:style-name="P12"><text:s text:c="3"/>- Возвращают итераторы, указывающие на начало и конец вектора.</text:p>
      <text:p text:style-name="P12"/>
      <text:p text:style-name="P12"><text:s text:c="4"/>```cpp</text:p>
      <text:p text:style-name="P12"><text:s text:c="4"/>std::vector&lt;int&gt; myVector = {1, 2, 3};</text:p>
      <text:p text:style-name="P12"><text:s text:c="4"/>auto itBegin = myVector.begin(); // Итератор, указывающий на начало</text:p>
      <text:p text:style-name="P12"><text:s text:c="4"/>auto itEnd = myVector.end(); // Итератор, указывающий на конец</text:p>
      <text:p text:style-name="P12"><text:s text:c="4"/>```</text:p>
      <text:p text:style-name="P12"/>
      <text:p text:style-name="P12">Это лишь некоторые из методов `std::vector`. Вектор предоставляет еще множество других методов и функциональностей, таких как вставка, удаление, изменение размера и т.д. Подробную информацию о всех методах можно найти в документации C++.</text:p>
      <text:p text:style-name="P17"/>
      <text:p text:style-name="P13"><text:soft-page-break/>37.Назовите основные методы std::string.</text:p>
      <text:p text:style-name="P13"/>
      <text:p text:style-name="P9">`std::string` - это класс для работы с строками в стандартной библиотеке C++. Вот некоторые из основных методов `std::string`:</text:p>
      <text:p text:style-name="P9"/>
      <text:p text:style-name="P9">1. **`std::string::size()`**</text:p>
      <text:p text:style-name="P9"><text:s text:c="3"/>- Возвращает количество символов в строке.</text:p>
      <text:p text:style-name="P9"/>
      <text:p text:style-name="P9"><text:s text:c="4"/>```cpp</text:p>
      <text:p text:style-name="P9"><text:s text:c="4"/>std::string myString = "Hello";</text:p>
      <text:p text:style-name="P9"><text:s text:c="4"/>std::cout &lt;&lt; "Size: " &lt;&lt; myString.size() &lt;&lt; std::endl; // Выводит "Size: 5"</text:p>
      <text:p text:style-name="P9"><text:s text:c="4"/>```</text:p>
      <text:p text:style-name="P9"/>
      <text:p text:style-name="P9">2. **`std::string::length()`**</text:p>
      <text:p text:style-name="P9"><text:s text:c="3"/>- То же самое, что и `size()`. Возвращает количество символов в строке.</text:p>
      <text:p text:style-name="P9"/>
      <text:p text:style-name="P9"><text:s text:c="4"/>```cpp</text:p>
      <text:p text:style-name="P9"><text:s text:c="4"/>std::string myString = "Hello";</text:p>
      <text:p text:style-name="P9"><text:s text:c="4"/>std::cout &lt;&lt; "Length: " &lt;&lt; myString.length() &lt;&lt; std::endl; // Выводит "Length: 5"</text:p>
      <text:p text:style-name="P9"><text:s text:c="4"/>```</text:p>
      <text:p text:style-name="P9"/>
      <text:p text:style-name="P9">3. **`std::string::append(str)` и `std::string::operator+=(str)`**</text:p>
      <text:p text:style-name="P9"><text:s text:c="3"/>- Добавляет строку `str` в конец текущей строки.</text:p>
      <text:p text:style-name="P9"/>
      <text:p text:style-name="P9"><text:s text:c="4"/>```cpp</text:p>
      <text:p text:style-name="P9"><text:s text:c="4"/>std::string greeting = "Hello";</text:p>
      <text:p text:style-name="P9"><text:s text:c="4"/>greeting.append(", World!");</text:p>
      <text:p text:style-name="P9"><text:s text:c="4"/>// Теперь greeting содержит "Hello, World!"</text:p>
      <text:p text:style-name="P9"><text:s text:c="4"/>```</text:p>
      <text:p text:style-name="P9"/>
      <text:p text:style-name="P9">4. **`std::string::insert(pos, str)`**</text:p>
      <text:p text:style-name="P9"><text:s text:c="3"/>- Вставляет строку `str` в указанную позицию `pos` текущей строки.</text:p>
      <text:p text:style-name="P9"/>
      <text:p text:style-name="P9"><text:s text:c="4"/>```cpp</text:p>
      <text:p text:style-name="P9"><text:s text:c="4"/>std::string greeting = "Hello!";</text:p>
      <text:p text:style-name="P9"><text:s text:c="4"/>greeting.insert(5, ", World");</text:p>
      <text:p text:style-name="P9"><text:s text:c="4"/>// Теперь greeting содержит "Hello, World!"</text:p>
      <text:p text:style-name="P9"><text:s text:c="4"/>```</text:p>
      <text:p text:style-name="P9"/>
      <text:p text:style-name="P9"/>
      <text:p text:style-name="P9"><text:soft-page-break/>5. **`std::string::erase(pos, count)`**</text:p>
      <text:p text:style-name="P9"><text:s text:c="3"/>- Удаляет `count` символов, начиная с позиции `pos`.</text:p>
      <text:p text:style-name="P9"/>
      <text:p text:style-name="P9"><text:s text:c="4"/>```cpp</text:p>
      <text:p text:style-name="P9"><text:s text:c="4"/>std::string greeting = "Hello, World!";</text:p>
      <text:p text:style-name="P9"><text:s text:c="4"/>greeting.erase(7, 6);</text:p>
      <text:p text:style-name="P9"><text:s text:c="4"/>// Теперь greeting содержит "Hello!"</text:p>
      <text:p text:style-name="P9"><text:s text:c="4"/>```</text:p>
      <text:p text:style-name="P9"/>
      <text:p text:style-name="P9">6. **`std::string::replace(pos, count, str)`**</text:p>
      <text:p text:style-name="P9"><text:s text:c="3"/>- Заменяет `count` символов, начиная с позиции `pos`, строкой `str`.</text:p>
      <text:p text:style-name="P9"/>
      <text:p text:style-name="P9"><text:s text:c="4"/>```cpp</text:p>
      <text:p text:style-name="P9"><text:s text:c="4"/>std::string greeting = "Hello, World!";</text:p>
      <text:p text:style-name="P9"><text:s text:c="4"/>greeting.replace(7, 5, "Universe");</text:p>
      <text:p text:style-name="P9"><text:s text:c="4"/>// Теперь greeting содержит "Hello, Universe!"</text:p>
      <text:p text:style-name="P9"><text:s text:c="4"/>```</text:p>
      <text:p text:style-name="P9"/>
      <text:p text:style-name="P9">7. **`std::string::c_str()`**</text:p>
      <text:p text:style-name="P9"><text:s text:c="3"/>- Возвращает указатель на массив символов C-style (массив символов, завершающийся нулевым символом), представляющий текущую строку.</text:p>
      <text:p text:style-name="P9"/>
      <text:p text:style-name="P9"><text:s text:c="4"/>```cpp</text:p>
      <text:p text:style-name="P9"><text:s text:c="4"/>std::string myString = "Hello";</text:p>
      <text:p text:style-name="P9"><text:s text:c="4"/>const char* cString = myString.c_str();</text:p>
      <text:p text:style-name="P9"><text:s text:c="4"/>```</text:p>
      <text:p text:style-name="P9"/>
      <text:p text:style-name="P9">8. **`std::string::substr(pos, count)`**</text:p>
      <text:p text:style-name="P9"><text:s text:c="3"/>- Возвращает подстроку, начиная с позиции `pos` и содержащую `count` символов (или до конца строки, если `count` не указан).</text:p>
      <text:p text:style-name="P9"/>
      <text:p text:style-name="P9"><text:s text:c="4"/>```cpp</text:p>
      <text:p text:style-name="P9"><text:s text:c="4"/>std::string greeting = "Hello, World!";</text:p>
      <text:p text:style-name="P9"><text:s text:c="4"/>std::string substring = greeting.substr(7, 5);</text:p>
      <text:p text:style-name="P9"><text:s text:c="4"/>// substring содержит "World"</text:p>
      <text:p text:style-name="P9"><text:s text:c="4"/>```</text:p>
      <text:p text:style-name="P9"/>
      <text:p text:style-name="P9"/>
      <text:p text:style-name="P9"/>
      <text:p text:style-name="P9"/>
      <text:p text:style-name="P9"/>
      <text:p text:style-name="P9"/>
      <text:p text:style-name="P9"><text:soft-page-break/>9. **`std::string::find(str, pos)`**</text:p>
      <text:p text:style-name="P9"><text:s text:c="3"/>- Находит первое вхождение строки `str` в текущей строке, начиная с позиции `pos`. Возвращает позицию первого символа найденной подстроки или `std::string::npos`, если подстрока не найдена.</text:p>
      <text:p text:style-name="P9"/>
      <text:p text:style-name="P9"><text:s text:c="4"/>```cpp</text:p>
      <text:p text:style-name="P9"><text:s text:c="4"/>std::string greeting = "Hello, World!";</text:p>
      <text:p text:style-name="P9"><text:s text:c="4"/>size_t found = greeting.find("World");</text:p>
      <text:p text:style-name="P9"><text:s text:c="4"/>// found содержит 7 (позиция начала подстроки)</text:p>
      <text:p text:style-name="P9"><text:s text:c="4"/>```</text:p>
      <text:p text:style-name="P9"/>
      <text:p text:style-name="P9">10. **`std::string::empty()`**</text:p>
      <text:p text:style-name="P9"><text:s text:c="4"/>- Проверяет, пуста ли строка (содержит ли нулевое количество символов).</text:p>
      <text:p text:style-name="P9"/>
      <text:p text:style-name="P9"><text:s text:c="4"/>```cpp</text:p>
      <text:p text:style-name="P9"><text:s text:c="4"/>std::string myString = "Hello";</text:p>
      <text:p text:style-name="P9"><text:s text:c="4"/>if (myString.empty()) {</text:p>
      <text:p text:style-name="P9"><text:s text:c="8"/>// Строка пуста</text:p>
      <text:p text:style-name="P9"><text:s text:c="4"/>}</text:p>
      <text:p text:style-name="P9"><text:s text:c="4"/>```</text:p>
      <text:p text:style-name="P9"/>
      <text:p text:style-name="P9">Это лишь несколько методов `std::string`. В стандартной библиотеке C++ предусмотрено множество других методов и функциональностей для работы со строками.</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38.Что делает функция strcmp из библиотеки string.h?</text:p>
      <text:p text:style-name="P13"/>
      <text:p text:style-name="P9">Функция `strcmp` из библиотеки `string.h` (или `cstring` в C++) используется для сравнения двух строк. Она возвращает целое число, которое указывает на относительный порядок строк:</text:p>
      <text:p text:style-name="P9"/>
      <text:p text:style-name="P9">- Если результат равен 0, это означает, что обе строки идентичны (содержат одинаковые символы).</text:p>
      <text:p text:style-name="P9">- Если результат отрицателен, это означает, что первая строка (первый аргумент) лексикографически меньше второй строки.</text:p>
      <text:p text:style-name="P9">- Если результат положителен, это означает, что первая строка лексикографически больше второй строки.</text:p>
      <text:p text:style-name="P9"/>
      <text:p text:style-name="P9">Пример использования `strcmp`:</text:p>
      <text:p text:style-name="P9"/>
      <text:p text:style-name="P9">```c</text:p>
      <text:p text:style-name="P9">#include &lt;stdio.h&gt;</text:p>
      <text:p text:style-name="P9">#include &lt;string.h&gt;</text:p>
      <text:p text:style-name="P9"/>
      <text:p text:style-name="P9">int main() {</text:p>
      <text:p text:style-name="P9"><text:s text:c="4"/>const char *str1 = "apple";</text:p>
      <text:p text:style-name="P9"><text:s text:c="4"/>const char *str2 = "banana";</text:p>
      <text:p text:style-name="P9"/>
      <text:p text:style-name="P9"><text:s text:c="4"/>int result = strcmp(str1, str2);</text:p>
      <text:p text:style-name="P9"/>
      <text:p text:style-name="P9"><text:s text:c="4"/>if (result == 0) {</text:p>
      <text:p text:style-name="P9"><text:s text:c="8"/>printf("Строки идентичны\n");</text:p>
      <text:p text:style-name="P9"><text:s text:c="4"/>} else if (result &lt; 0) {</text:p>
      <text:p text:style-name="P9"><text:s text:c="8"/>printf("%s идет перед %s в лексикографическом порядке\n", str1, str2);</text:p>
      <text:p text:style-name="P9"><text:s text:c="4"/>} else {</text:p>
      <text:p text:style-name="P9"><text:s text:c="8"/>printf("%s идет после %s в лексикографическом порядке\n", str1, str2);</text:p>
      <text:p text:style-name="P9"><text:s text:c="4"/>}</text:p>
      <text:p text:style-name="P9"/>
      <text:p text:style-name="P9"><text:s text:c="4"/>return 0;</text:p>
      <text:p text:style-name="P9">}</text:p>
      <text:p text:style-name="P9">```</text:p>
      <text:p text:style-name="P9"/>
      <text:p text:style-name="P9"><text:soft-page-break/>В этом примере, если выполнить сравнение `strcmp("apple", "banana")`, результат будет отрицательным, так как "apple" идет перед "banana" в лексикографическом порядке.</text:p>
      <text:p text:style-name="P9"/>
      <text:p text:style-name="P9">Важно отметить, что `strcmp` сравнивает строки посимвольно до тех пор, пока не встретит различающиеся символы или не достигнет конца одной из строк. Различия в регистре (верхний/нижний) также учитываются. Если вам нужно сравнение без учета регистра, вы можете использовать функцию `strcasecmp` (в Unix-подобных системах) или `_stricmp` (в Microsoft Visual Studi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4T22:43:22.153350203</meta:creation-date>
    <dc:date>2023-12-16T01:30:12.230525470</dc:date>
    <meta:editing-duration>PT2H18M57S</meta:editing-duration>
    <meta:editing-cycles>2</meta:editing-cycles>
    <meta:generator>LibreOffice/7.3.7.2$Linux_X86_64 LibreOffice_project/30$Build-2</meta:generator>
    <meta:document-statistic meta:table-count="0" meta:image-count="0" meta:object-count="0" meta:page-count="49" meta:paragraph-count="705" meta:word-count="7433" meta:character-count="55790" meta:non-whitespace-character-count="47663"/>
  </office:meta>
</office:document-meta>
</file>